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9764in"/>
    </style:style>
    <style:style style:name="co5" style:family="table-column">
      <style:table-column-properties fo:break-before="auto" style:column-width="0.828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1.0457in"/>
    </style:style>
    <style:style style:name="co8" style:family="table-column">
      <style:table-column-properties fo:break-before="auto" style:column-width="1.0547in"/>
    </style:style>
    <style:style style:name="co9" style:family="table-column">
      <style:table-column-properties fo:break-before="auto" style:column-width="1.1945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0898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1</text:p>
          </table:table-cell>
          <table:table-cell office:value-type="string">
            <text:p>Random 2</text:p>
          </table:table-cell>
          <table:table-cell office:value-type="string">
            <text:p>Random 3</text:p>
          </table:table-cell>
          <table:table-cell office:value-type="string">
            <text:p>Random 4</text:p>
          </table:table-cell>
          <table:table-cell office:value-type="string">
            <text:p>Random 5</text:p>
          </table:table-cell>
          <table:table-cell office:value-type="string">
            <text:p>Random 6</text:p>
          </table:table-cell>
          <table:table-cell office:value-type="string">
            <text:p>Random 7</text:p>
          </table:table-cell>
          <table:table-cell office:value-type="string">
            <text:p>Random 8</text:p>
          </table:table-cell>
          <table:table-cell office:value-type="string">
            <text:p>Random 9</text:p>
          </table:table-cell>
          <table:table-cell office:value-type="string">
            <text:p>Random 10</text:p>
          </table:table-cell>
          <table:table-cell office:value-type="string">
            <text:p>Random AVG</text:p>
          </table:table-cell>
          <table:table-cell office:value-type="string">
            <text:p>Reversed 1</text:p>
          </table:table-cell>
          <table:table-cell office:value-type="string">
            <text:p>Reversed 2</text:p>
          </table:table-cell>
          <table:table-cell office:value-type="string">
            <text:p>Reversed 3</text:p>
          </table:table-cell>
          <table:table-cell office:value-type="string">
            <text:p>Reversed 4</text:p>
          </table:table-cell>
          <table:table-cell office:value-type="string">
            <text:p>Reversed 5</text:p>
          </table:table-cell>
          <table:table-cell office:value-type="string">
            <text:p>Reversed 6</text:p>
          </table:table-cell>
          <table:table-cell office:value-type="string">
            <text:p>Reversed 7</text:p>
          </table:table-cell>
          <table:table-cell office:value-type="string">
            <text:p>Reversed 8</text:p>
          </table:table-cell>
          <table:table-cell office:value-type="string">
            <text:p>Reversed 9</text:p>
          </table:table-cell>
          <table:table-cell office:value-type="string">
            <text:p>Reversed 10</text:p>
          </table:table-cell>
          <table:table-cell office:value-type="string">
            <text:p>Reversed AVG</text:p>
          </table:table-cell>
          <table:table-cell office:value-type="string">
            <text:p>Few Unique 1</text:p>
          </table:table-cell>
          <table:table-cell office:value-type="string">
            <text:p>Few Unique 2</text:p>
          </table:table-cell>
          <table:table-cell office:value-type="string">
            <text:p>Few Unique 3</text:p>
          </table:table-cell>
          <table:table-cell office:value-type="string">
            <text:p>Few Unique 4</text:p>
          </table:table-cell>
          <table:table-cell office:value-type="string">
            <text:p>Few Unique 5</text:p>
          </table:table-cell>
          <table:table-cell office:value-type="string">
            <text:p>Few Unique 6</text:p>
          </table:table-cell>
          <table:table-cell office:value-type="string">
            <text:p>Few Unique 7</text:p>
          </table:table-cell>
          <table:table-cell office:value-type="string">
            <text:p>Few Unique 8</text:p>
          </table:table-cell>
          <table:table-cell office:value-type="string">
            <text:p>Few Unique 9</text:p>
          </table:table-cell>
          <table:table-cell office:value-type="string">
            <text:p>Few Unique 10</text:p>
          </table:table-cell>
          <table:table-cell office:value-type="string">
            <text:p>Few Unique AVG</text:p>
          </table:table-cell>
          <table:table-cell office:value-type="string">
            <text:p>Kinda sorted 1</text:p>
          </table:table-cell>
          <table:table-cell office:value-type="string">
            <text:p>Kinda sorted 2</text:p>
          </table:table-cell>
          <table:table-cell office:value-type="string">
            <text:p>Kinda sorted 3</text:p>
          </table:table-cell>
          <table:table-cell office:value-type="string">
            <text:p>Kinda sorted 4</text:p>
          </table:table-cell>
          <table:table-cell office:value-type="string">
            <text:p>Kinda sorted 5</text:p>
          </table:table-cell>
          <table:table-cell office:value-type="string">
            <text:p>Kinda sorted 6</text:p>
          </table:table-cell>
          <table:table-cell office:value-type="string">
            <text:p>Kinda sorted 7</text:p>
          </table:table-cell>
          <table:table-cell office:value-type="string">
            <text:p>Kinda sorted 8</text:p>
          </table:table-cell>
          <table:table-cell office:value-type="string">
            <text:p>Kinda sorted 9</text:p>
          </table:table-cell>
          <table:table-cell office:value-type="string">
            <text:p>Kinda sorted 10</text:p>
          </table:table-cell>
          <table:table-cell office:value-type="string">
            <text:p>Kinda sorted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6">
            <text:p>386</text:p>
          </table:table-cell>
          <table:table-cell office:value-type="float" office:value="305">
            <text:p>305</text:p>
          </table:table-cell>
          <table:table-cell office:value-type="float" office:value="264">
            <text:p>264</text:p>
          </table:table-cell>
          <table:table-cell office:value-type="float" office:value="314">
            <text:p>314</text:p>
          </table:table-cell>
          <table:table-cell office:value-type="float" office:value="241">
            <text:p>241</text:p>
          </table:table-cell>
          <table:table-cell office:value-type="float" office:value="266">
            <text:p>266</text:p>
          </table:table-cell>
          <table:table-cell office:value-type="float" office:value="278">
            <text:p>278</text:p>
          </table:table-cell>
          <table:table-cell office:value-type="float" office:value="245">
            <text:p>245</text:p>
          </table:table-cell>
          <table:table-cell office:value-type="float" office:value="268">
            <text:p>268</text:p>
          </table:table-cell>
          <table:table-cell office:value-type="float" office:value="444">
            <text:p>444</text:p>
          </table:table-cell>
          <table:table-cell office:value-type="float" office:value="301.1">
            <text:p>301.1</text:p>
          </table:table-cell>
          <table:table-cell office:value-type="float" office:value="532">
            <text:p>532</text:p>
          </table:table-cell>
          <table:table-cell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489">
            <text:p>489</text:p>
          </table:table-cell>
          <table:table-cell office:value-type="float" office:value="490">
            <text:p>490</text:p>
          </table:table-cell>
          <table:table-cell office:value-type="float" office:value="489">
            <text:p>489</text:p>
          </table:table-cell>
          <table:table-cell office:value-type="float" office:value="491">
            <text:p>491</text:p>
          </table:table-cell>
          <table:table-cell office:value-type="float" office:value="510">
            <text:p>510</text:p>
          </table:table-cell>
          <table:table-cell office:value-type="float" office:value="490">
            <text:p>490</text:p>
          </table:table-cell>
          <table:table-cell office:value-type="float" office:value="831">
            <text:p>831</text:p>
          </table:table-cell>
          <table:table-cell office:value-type="float" office:value="534.2">
            <text:p>534.2</text:p>
          </table:table-cell>
          <table:table-cell office:value-type="float" office:value="293">
            <text:p>293</text:p>
          </table:table-cell>
          <table:table-cell office:value-type="float" office:value="262">
            <text:p>262</text:p>
          </table:table-cell>
          <table:table-cell office:value-type="float" office:value="240">
            <text:p>24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94">
            <text:p>294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office:value-type="float" office:value="412">
            <text:p>412</text:p>
          </table:table-cell>
          <table:table-cell office:value-type="float" office:value="394">
            <text:p>394</text:p>
          </table:table-cell>
          <table:table-cell office:value-type="float" office:value="287.1">
            <text:p>287.1</text:p>
          </table:table-cell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office:value-type="float" office:value="221">
            <text:p>221</text:p>
          </table:table-cell>
          <table:table-cell office:value-type="float" office:value="103">
            <text:p>103</text:p>
          </table:table-cell>
          <table:table-cell office:value-type="float" office:value="146">
            <text:p>146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314">
            <text:p>314</text:p>
          </table:table-cell>
          <table:table-cell office:value-type="float" office:value="155.8">
            <text:p>155.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49">
            <text:p>2249</text:p>
          </table:table-cell>
          <table:table-cell office:value-type="float" office:value="1466">
            <text:p>1466</text:p>
          </table:table-cell>
          <table:table-cell office:value-type="float" office:value="1131">
            <text:p>1131</text:p>
          </table:table-cell>
          <table:table-cell office:value-type="float" office:value="1310">
            <text:p>1310</text:p>
          </table:table-cell>
          <table:table-cell office:value-type="float" office:value="1406">
            <text:p>1406</text:p>
          </table:table-cell>
          <table:table-cell office:value-type="float" office:value="1280">
            <text:p>1280</text:p>
          </table:table-cell>
          <table:table-cell office:value-type="float" office:value="1147">
            <text:p>1147</text:p>
          </table:table-cell>
          <table:table-cell office:value-type="float" office:value="1062">
            <text:p>1062</text:p>
          </table:table-cell>
          <table:table-cell office:value-type="float" office:value="1129">
            <text:p>1129</text:p>
          </table:table-cell>
          <table:table-cell office:value-type="float" office:value="1819">
            <text:p>1819</text:p>
          </table:table-cell>
          <table:table-cell office:value-type="float" office:value="1399.9">
            <text:p>1399.9</text:p>
          </table:table-cell>
          <table:table-cell office:value-type="float" office:value="2343">
            <text:p>2343</text:p>
          </table:table-cell>
          <table:table-cell office:value-type="float" office:value="2120">
            <text:p>2120</text:p>
          </table:table-cell>
          <table:table-cell office:value-type="float" office:value="2871">
            <text:p>2871</text:p>
          </table:table-cell>
          <table:table-cell office:value-type="float" office:value="2566">
            <text:p>2566</text:p>
          </table:table-cell>
          <table:table-cell office:value-type="float" office:value="2285">
            <text:p>2285</text:p>
          </table:table-cell>
          <table:table-cell office:value-type="float" office:value="2091">
            <text:p>2091</text:p>
          </table:table-cell>
          <table:table-cell office:value-type="float" office:value="1988">
            <text:p>1988</text:p>
          </table:table-cell>
          <table:table-cell office:value-type="float" office:value="1955">
            <text:p>1955</text:p>
          </table:table-cell>
          <table:table-cell office:value-type="float" office:value="2011">
            <text:p>2011</text:p>
          </table:table-cell>
          <table:table-cell office:value-type="float" office:value="2328">
            <text:p>2328</text:p>
          </table:table-cell>
          <table:table-cell office:value-type="float" office:value="2255.8">
            <text:p>2255.8</text:p>
          </table:table-cell>
          <table:table-cell office:value-type="float" office:value="1116">
            <text:p>1116</text:p>
          </table:table-cell>
          <table:table-cell office:value-type="float" office:value="1067">
            <text:p>1067</text:p>
          </table:table-cell>
          <table:table-cell office:value-type="float" office:value="1772">
            <text:p>1772</text:p>
          </table:table-cell>
          <table:table-cell office:value-type="float" office:value="1289">
            <text:p>1289</text:p>
          </table:table-cell>
          <table:table-cell office:value-type="float" office:value="1061">
            <text:p>1061</text:p>
          </table:table-cell>
          <table:table-cell office:value-type="float" office:value="1071">
            <text:p>1071</text:p>
          </table:table-cell>
          <table:table-cell office:value-type="float" office:value="1162">
            <text:p>1162</text:p>
          </table:table-cell>
          <table:table-cell office:value-type="float" office:value="1099">
            <text:p>1099</text:p>
          </table:table-cell>
          <table:table-cell office:value-type="float" office:value="1105">
            <text:p>1105</text:p>
          </table:table-cell>
          <table:table-cell office:value-type="float" office:value="1090">
            <text:p>1090</text:p>
          </table:table-cell>
          <table:table-cell office:value-type="float" office:value="1183.2">
            <text:p>1183.2</text:p>
          </table:table-cell>
          <table:table-cell office:value-type="float" office:value="752">
            <text:p>752</text:p>
          </table:table-cell>
          <table:table-cell office:value-type="float" office:value="351">
            <text:p>351</text:p>
          </table:table-cell>
          <table:table-cell office:value-type="float" office:value="350">
            <text:p>350</text:p>
          </table:table-cell>
          <table:table-cell office:value-type="float" office:value="585">
            <text:p>585</text:p>
          </table:table-cell>
          <table:table-cell office:value-type="float" office:value="770">
            <text:p>770</text:p>
          </table:table-cell>
          <table:table-cell office:value-type="float" office:value="400">
            <text:p>400</text:p>
          </table:table-cell>
          <table:table-cell office:value-type="float" office:value="449">
            <text:p>449</text:p>
          </table:table-cell>
          <table:table-cell office:value-type="float" office:value="469">
            <text:p>469</text:p>
          </table:table-cell>
          <table:table-cell office:value-type="float" office:value="830">
            <text:p>830</text:p>
          </table:table-cell>
          <table:table-cell office:value-type="float" office:value="299">
            <text:p>299</text:p>
          </table:table-cell>
          <table:table-cell office:value-type="float" office:value="525.5">
            <text:p>525.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612">
            <text:p>2612</text:p>
          </table:table-cell>
          <table:table-cell office:value-type="float" office:value="3061">
            <text:p>3061</text:p>
          </table:table-cell>
          <table:table-cell office:value-type="float" office:value="2506">
            <text:p>2506</text:p>
          </table:table-cell>
          <table:table-cell office:value-type="float" office:value="2924">
            <text:p>2924</text:p>
          </table:table-cell>
          <table:table-cell office:value-type="float" office:value="3905">
            <text:p>3905</text:p>
          </table:table-cell>
          <table:table-cell office:value-type="float" office:value="2998">
            <text:p>2998</text:p>
          </table:table-cell>
          <table:table-cell office:value-type="float" office:value="2685">
            <text:p>2685</text:p>
          </table:table-cell>
          <table:table-cell office:value-type="float" office:value="2675">
            <text:p>2675</text:p>
          </table:table-cell>
          <table:table-cell office:value-type="float" office:value="2262">
            <text:p>2262</text:p>
          </table:table-cell>
          <table:table-cell office:value-type="float" office:value="3247">
            <text:p>3247</text:p>
          </table:table-cell>
          <table:table-cell office:value-type="float" office:value="2887.5">
            <text:p>2887.5</text:p>
          </table:table-cell>
          <table:table-cell office:value-type="float" office:value="6107">
            <text:p>6107</text:p>
          </table:table-cell>
          <table:table-cell office:value-type="float" office:value="4756">
            <text:p>4756</text:p>
          </table:table-cell>
          <table:table-cell office:value-type="float" office:value="5331">
            <text:p>5331</text:p>
          </table:table-cell>
          <table:table-cell office:value-type="float" office:value="5718">
            <text:p>5718</text:p>
          </table:table-cell>
          <table:table-cell office:value-type="float" office:value="5913">
            <text:p>5913</text:p>
          </table:table-cell>
          <table:table-cell office:value-type="float" office:value="5722">
            <text:p>5722</text:p>
          </table:table-cell>
          <table:table-cell office:value-type="float" office:value="6677">
            <text:p>6677</text:p>
          </table:table-cell>
          <table:table-cell office:value-type="float" office:value="4593">
            <text:p>4593</text:p>
          </table:table-cell>
          <table:table-cell office:value-type="float" office:value="4425">
            <text:p>4425</text:p>
          </table:table-cell>
          <table:table-cell office:value-type="float" office:value="5420">
            <text:p>5420</text:p>
          </table:table-cell>
          <table:table-cell office:value-type="float" office:value="5466.2">
            <text:p>5466.2</text:p>
          </table:table-cell>
          <table:table-cell office:value-type="float" office:value="3067">
            <text:p>3067</text:p>
          </table:table-cell>
          <table:table-cell office:value-type="float" office:value="2306">
            <text:p>2306</text:p>
          </table:table-cell>
          <table:table-cell office:value-type="float" office:value="3322">
            <text:p>3322</text:p>
          </table:table-cell>
          <table:table-cell office:value-type="float" office:value="2485">
            <text:p>2485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2897">
            <text:p>2897</text:p>
          </table:table-cell>
          <table:table-cell office:value-type="float" office:value="2426">
            <text:p>2426</text:p>
          </table:table-cell>
          <table:table-cell office:value-type="float" office:value="2423">
            <text:p>2423</text:p>
          </table:table-cell>
          <table:table-cell office:value-type="float" office:value="2610">
            <text:p>2610</text:p>
          </table:table-cell>
          <table:table-cell office:value-type="float" office:value="2758.4">
            <text:p>2758.4</text:p>
          </table:table-cell>
          <table:table-cell office:value-type="float" office:value="856">
            <text:p>856</text:p>
          </table:table-cell>
          <table:table-cell office:value-type="float" office:value="1072">
            <text:p>1072</text:p>
          </table:table-cell>
          <table:table-cell office:value-type="float" office:value="1231">
            <text:p>1231</text:p>
          </table:table-cell>
          <table:table-cell office:value-type="float" office:value="823">
            <text:p>823</text:p>
          </table:table-cell>
          <table:table-cell office:value-type="float" office:value="1517">
            <text:p>1517</text:p>
          </table:table-cell>
          <table:table-cell office:value-type="float" office:value="757">
            <text:p>757</text:p>
          </table:table-cell>
          <table:table-cell office:value-type="float" office:value="1300">
            <text:p>1300</text:p>
          </table:table-cell>
          <table:table-cell office:value-type="float" office:value="970">
            <text:p>970</text:p>
          </table:table-cell>
          <table:table-cell office:value-type="float" office:value="1229">
            <text:p>1229</text:p>
          </table:table-cell>
          <table:table-cell office:value-type="float" office:value="1001">
            <text:p>1001</text:p>
          </table:table-cell>
          <table:table-cell office:value-type="float" office:value="1075.6">
            <text:p>1075.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395">
            <text:p>4395</text:p>
          </table:table-cell>
          <table:table-cell office:value-type="float" office:value="4781">
            <text:p>4781</text:p>
          </table:table-cell>
          <table:table-cell office:value-type="float" office:value="6448">
            <text:p>6448</text:p>
          </table:table-cell>
          <table:table-cell office:value-type="float" office:value="4719">
            <text:p>4719</text:p>
          </table:table-cell>
          <table:table-cell office:value-type="float" office:value="5030">
            <text:p>5030</text:p>
          </table:table-cell>
          <table:table-cell office:value-type="float" office:value="4590">
            <text:p>4590</text:p>
          </table:table-cell>
          <table:table-cell office:value-type="float" office:value="5761">
            <text:p>5761</text:p>
          </table:table-cell>
          <table:table-cell office:value-type="float" office:value="4212">
            <text:p>4212</text:p>
          </table:table-cell>
          <table:table-cell office:value-type="float" office:value="4242">
            <text:p>4242</text:p>
          </table:table-cell>
          <table:table-cell office:value-type="float" office:value="4582">
            <text:p>4582</text:p>
          </table:table-cell>
          <table:table-cell office:value-type="float" office:value="4876">
            <text:p>4876</text:p>
          </table:table-cell>
          <table:table-cell office:value-type="float" office:value="7960">
            <text:p>7960</text:p>
          </table:table-cell>
          <table:table-cell office:value-type="float" office:value="12210">
            <text:p>12210</text:p>
          </table:table-cell>
          <table:table-cell office:value-type="float" office:value="8588">
            <text:p>8588</text:p>
          </table:table-cell>
          <table:table-cell office:value-type="float" office:value="9058">
            <text:p>9058</text:p>
          </table:table-cell>
          <table:table-cell office:value-type="float" office:value="8087">
            <text:p>8087</text:p>
          </table:table-cell>
          <table:table-cell office:value-type="float" office:value="10052">
            <text:p>10052</text:p>
          </table:table-cell>
          <table:table-cell office:value-type="float" office:value="9987">
            <text:p>9987</text:p>
          </table:table-cell>
          <table:table-cell office:value-type="float" office:value="10322">
            <text:p>10322</text:p>
          </table:table-cell>
          <table:table-cell office:value-type="float" office:value="9484">
            <text:p>9484</text:p>
          </table:table-cell>
          <table:table-cell office:value-type="float" office:value="8091">
            <text:p>8091</text:p>
          </table:table-cell>
          <table:table-cell office:value-type="float" office:value="9383.9">
            <text:p>9383.9</text:p>
          </table:table-cell>
          <table:table-cell office:value-type="float" office:value="4133">
            <text:p>4133</text:p>
          </table:table-cell>
          <table:table-cell office:value-type="float" office:value="5065">
            <text:p>5065</text:p>
          </table:table-cell>
          <table:table-cell office:value-type="float" office:value="4416">
            <text:p>4416</text:p>
          </table:table-cell>
          <table:table-cell office:value-type="float" office:value="6061">
            <text:p>6061</text:p>
          </table:table-cell>
          <table:table-cell office:value-type="float" office:value="4537">
            <text:p>4537</text:p>
          </table:table-cell>
          <table:table-cell office:value-type="float" office:value="5955">
            <text:p>5955</text:p>
          </table:table-cell>
          <table:table-cell office:value-type="float" office:value="4820">
            <text:p>4820</text:p>
          </table:table-cell>
          <table:table-cell office:value-type="float" office:value="4615">
            <text:p>4615</text:p>
          </table:table-cell>
          <table:table-cell office:value-type="float" office:value="5077">
            <text:p>5077</text:p>
          </table:table-cell>
          <table:table-cell office:value-type="float" office:value="4064">
            <text:p>4064</text:p>
          </table:table-cell>
          <table:table-cell office:value-type="float" office:value="4874.3">
            <text:p>4874.3</text:p>
          </table:table-cell>
          <table:table-cell office:value-type="float" office:value="1724">
            <text:p>1724</text:p>
          </table:table-cell>
          <table:table-cell office:value-type="float" office:value="2367">
            <text:p>2367</text:p>
          </table:table-cell>
          <table:table-cell office:value-type="float" office:value="1229">
            <text:p>1229</text:p>
          </table:table-cell>
          <table:table-cell office:value-type="float" office:value="1950">
            <text:p>1950</text:p>
          </table:table-cell>
          <table:table-cell office:value-type="float" office:value="2396">
            <text:p>2396</text:p>
          </table:table-cell>
          <table:table-cell office:value-type="float" office:value="1528">
            <text:p>1528</text:p>
          </table:table-cell>
          <table:table-cell office:value-type="float" office:value="1706">
            <text:p>1706</text:p>
          </table:table-cell>
          <table:table-cell office:value-type="float" office:value="1410">
            <text:p>1410</text:p>
          </table:table-cell>
          <table:table-cell office:value-type="float" office:value="1917">
            <text:p>1917</text:p>
          </table:table-cell>
          <table:table-cell office:value-type="float" office:value="2701">
            <text:p>2701</text:p>
          </table:table-cell>
          <table:table-cell office:value-type="float" office:value="1892.8">
            <text:p>1892.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154">
            <text:p>8154</text:p>
          </table:table-cell>
          <table:table-cell office:value-type="float" office:value="7450">
            <text:p>7450</text:p>
          </table:table-cell>
          <table:table-cell office:value-type="float" office:value="10216">
            <text:p>10216</text:p>
          </table:table-cell>
          <table:table-cell office:value-type="float" office:value="10768">
            <text:p>10768</text:p>
          </table:table-cell>
          <table:table-cell office:value-type="float" office:value="7608">
            <text:p>7608</text:p>
          </table:table-cell>
          <table:table-cell office:value-type="float" office:value="7231">
            <text:p>7231</text:p>
          </table:table-cell>
          <table:table-cell office:value-type="float" office:value="7266">
            <text:p>7266</text:p>
          </table:table-cell>
          <table:table-cell office:value-type="float" office:value="7158">
            <text:p>7158</text:p>
          </table:table-cell>
          <table:table-cell office:value-type="float" office:value="7102">
            <text:p>7102</text:p>
          </table:table-cell>
          <table:table-cell office:value-type="float" office:value="7415">
            <text:p>7415</text:p>
          </table:table-cell>
          <table:table-cell office:value-type="float" office:value="8036.8">
            <text:p>8036.8</text:p>
          </table:table-cell>
          <table:table-cell office:value-type="float" office:value="15439">
            <text:p>15439</text:p>
          </table:table-cell>
          <table:table-cell office:value-type="float" office:value="14008">
            <text:p>14008</text:p>
          </table:table-cell>
          <table:table-cell office:value-type="float" office:value="14378">
            <text:p>14378</text:p>
          </table:table-cell>
          <table:table-cell office:value-type="float" office:value="13994">
            <text:p>13994</text:p>
          </table:table-cell>
          <table:table-cell office:value-type="float" office:value="12941">
            <text:p>12941</text:p>
          </table:table-cell>
          <table:table-cell office:value-type="float" office:value="13977">
            <text:p>13977</text:p>
          </table:table-cell>
          <table:table-cell office:value-type="float" office:value="16303">
            <text:p>16303</text:p>
          </table:table-cell>
          <table:table-cell office:value-type="float" office:value="15573">
            <text:p>15573</text:p>
          </table:table-cell>
          <table:table-cell office:value-type="float" office:value="13637">
            <text:p>13637</text:p>
          </table:table-cell>
          <table:table-cell office:value-type="float" office:value="14517">
            <text:p>14517</text:p>
          </table:table-cell>
          <table:table-cell office:value-type="float" office:value="14476.7">
            <text:p>14476.7</text:p>
          </table:table-cell>
          <table:table-cell office:value-type="float" office:value="7278">
            <text:p>7278</text:p>
          </table:table-cell>
          <table:table-cell office:value-type="float" office:value="7841">
            <text:p>7841</text:p>
          </table:table-cell>
          <table:table-cell office:value-type="float" office:value="6567">
            <text:p>6567</text:p>
          </table:table-cell>
          <table:table-cell office:value-type="float" office:value="8352">
            <text:p>8352</text:p>
          </table:table-cell>
          <table:table-cell office:value-type="float" office:value="7433">
            <text:p>7433</text:p>
          </table:table-cell>
          <table:table-cell office:value-type="float" office:value="8414">
            <text:p>8414</text:p>
          </table:table-cell>
          <table:table-cell office:value-type="float" office:value="8084">
            <text:p>8084</text:p>
          </table:table-cell>
          <table:table-cell office:value-type="float" office:value="7949">
            <text:p>7949</text:p>
          </table:table-cell>
          <table:table-cell office:value-type="float" office:value="6739">
            <text:p>6739</text:p>
          </table:table-cell>
          <table:table-cell office:value-type="float" office:value="9134">
            <text:p>9134</text:p>
          </table:table-cell>
          <table:table-cell office:value-type="float" office:value="7779.1">
            <text:p>7779.1</text:p>
          </table:table-cell>
          <table:table-cell office:value-type="float" office:value="1970">
            <text:p>1970</text:p>
          </table:table-cell>
          <table:table-cell office:value-type="float" office:value="3526">
            <text:p>3526</text:p>
          </table:table-cell>
          <table:table-cell office:value-type="float" office:value="2984">
            <text:p>2984</text:p>
          </table:table-cell>
          <table:table-cell office:value-type="float" office:value="3092">
            <text:p>3092</text:p>
          </table:table-cell>
          <table:table-cell office:value-type="float" office:value="4068">
            <text:p>4068</text:p>
          </table:table-cell>
          <table:table-cell office:value-type="float" office:value="2560">
            <text:p>2560</text:p>
          </table:table-cell>
          <table:table-cell office:value-type="float" office:value="3267">
            <text:p>3267</text:p>
          </table:table-cell>
          <table:table-cell office:value-type="float" office:value="2713">
            <text:p>2713</text:p>
          </table:table-cell>
          <table:table-cell office:value-type="float" office:value="2279">
            <text:p>2279</text:p>
          </table:table-cell>
          <table:table-cell office:value-type="float" office:value="2816">
            <text:p>2816</text:p>
          </table:table-cell>
          <table:table-cell office:value-type="float" office:value="2927.5">
            <text:p>2927.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0477">
            <text:p>10477</text:p>
          </table:table-cell>
          <table:table-cell office:value-type="float" office:value="9758">
            <text:p>9758</text:p>
          </table:table-cell>
          <table:table-cell office:value-type="float" office:value="11097">
            <text:p>11097</text:p>
          </table:table-cell>
          <table:table-cell office:value-type="float" office:value="11964">
            <text:p>11964</text:p>
          </table:table-cell>
          <table:table-cell office:value-type="float" office:value="11303">
            <text:p>11303</text:p>
          </table:table-cell>
          <table:table-cell office:value-type="float" office:value="10233">
            <text:p>10233</text:p>
          </table:table-cell>
          <table:table-cell office:value-type="float" office:value="11144">
            <text:p>11144</text:p>
          </table:table-cell>
          <table:table-cell office:value-type="float" office:value="13952">
            <text:p>13952</text:p>
          </table:table-cell>
          <table:table-cell office:value-type="float" office:value="9594">
            <text:p>9594</text:p>
          </table:table-cell>
          <table:table-cell office:value-type="float" office:value="12318">
            <text:p>12318</text:p>
          </table:table-cell>
          <table:table-cell office:value-type="float" office:value="11184">
            <text:p>11184</text:p>
          </table:table-cell>
          <table:table-cell office:value-type="float" office:value="20585">
            <text:p>20585</text:p>
          </table:table-cell>
          <table:table-cell office:value-type="float" office:value="19043">
            <text:p>19043</text:p>
          </table:table-cell>
          <table:table-cell office:value-type="float" office:value="20469">
            <text:p>20469</text:p>
          </table:table-cell>
          <table:table-cell office:value-type="float" office:value="18225">
            <text:p>18225</text:p>
          </table:table-cell>
          <table:table-cell office:value-type="float" office:value="24839">
            <text:p>24839</text:p>
          </table:table-cell>
          <table:table-cell office:value-type="float" office:value="18187">
            <text:p>18187</text:p>
          </table:table-cell>
          <table:table-cell office:value-type="float" office:value="21282">
            <text:p>21282</text:p>
          </table:table-cell>
          <table:table-cell office:value-type="float" office:value="20211">
            <text:p>20211</text:p>
          </table:table-cell>
          <table:table-cell office:value-type="float" office:value="20107">
            <text:p>20107</text:p>
          </table:table-cell>
          <table:table-cell office:value-type="float" office:value="22506">
            <text:p>22506</text:p>
          </table:table-cell>
          <table:table-cell office:value-type="float" office:value="20545.4">
            <text:p>20545.4</text:p>
          </table:table-cell>
          <table:table-cell office:value-type="float" office:value="11382">
            <text:p>11382</text:p>
          </table:table-cell>
          <table:table-cell office:value-type="float" office:value="10442">
            <text:p>10442</text:p>
          </table:table-cell>
          <table:table-cell office:value-type="float" office:value="11130">
            <text:p>11130</text:p>
          </table:table-cell>
          <table:table-cell office:value-type="float" office:value="11535">
            <text:p>11535</text:p>
          </table:table-cell>
          <table:table-cell office:value-type="float" office:value="10639">
            <text:p>10639</text:p>
          </table:table-cell>
          <table:table-cell office:value-type="float" office:value="10208">
            <text:p>10208</text:p>
          </table:table-cell>
          <table:table-cell office:value-type="float" office:value="9677">
            <text:p>9677</text:p>
          </table:table-cell>
          <table:table-cell office:value-type="float" office:value="13413">
            <text:p>13413</text:p>
          </table:table-cell>
          <table:table-cell office:value-type="float" office:value="12182">
            <text:p>12182</text:p>
          </table:table-cell>
          <table:table-cell office:value-type="float" office:value="11113">
            <text:p>11113</text:p>
          </table:table-cell>
          <table:table-cell office:value-type="float" office:value="11172.1">
            <text:p>11172.1</text:p>
          </table:table-cell>
          <table:table-cell office:value-type="float" office:value="6046">
            <text:p>6046</text:p>
          </table:table-cell>
          <table:table-cell office:value-type="float" office:value="2945">
            <text:p>2945</text:p>
          </table:table-cell>
          <table:table-cell office:value-type="float" office:value="4671">
            <text:p>4671</text:p>
          </table:table-cell>
          <table:table-cell office:value-type="float" office:value="10868">
            <text:p>10868</text:p>
          </table:table-cell>
          <table:table-cell office:value-type="float" office:value="4090">
            <text:p>4090</text:p>
          </table:table-cell>
          <table:table-cell office:value-type="float" office:value="4338">
            <text:p>4338</text:p>
          </table:table-cell>
          <table:table-cell office:value-type="float" office:value="3716">
            <text:p>3716</text:p>
          </table:table-cell>
          <table:table-cell office:value-type="float" office:value="4133">
            <text:p>4133</text:p>
          </table:table-cell>
          <table:table-cell office:value-type="float" office:value="4929">
            <text:p>4929</text:p>
          </table:table-cell>
          <table:table-cell office:value-type="float" office:value="3397">
            <text:p>3397</text:p>
          </table:table-cell>
          <table:table-cell office:value-type="float" office:value="4913.3">
            <text:p>4913.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280">
            <text:p>13280</text:p>
          </table:table-cell>
          <table:table-cell office:value-type="float" office:value="14035">
            <text:p>14035</text:p>
          </table:table-cell>
          <table:table-cell office:value-type="float" office:value="17408">
            <text:p>17408</text:p>
          </table:table-cell>
          <table:table-cell office:value-type="float" office:value="13887">
            <text:p>13887</text:p>
          </table:table-cell>
          <table:table-cell office:value-type="float" office:value="14195">
            <text:p>14195</text:p>
          </table:table-cell>
          <table:table-cell office:value-type="float" office:value="16043">
            <text:p>16043</text:p>
          </table:table-cell>
          <table:table-cell office:value-type="float" office:value="15374">
            <text:p>15374</text:p>
          </table:table-cell>
          <table:table-cell office:value-type="float" office:value="14562">
            <text:p>14562</text:p>
          </table:table-cell>
          <table:table-cell office:value-type="float" office:value="15862">
            <text:p>15862</text:p>
          </table:table-cell>
          <table:table-cell office:value-type="float" office:value="13994">
            <text:p>13994</text:p>
          </table:table-cell>
          <table:table-cell office:value-type="float" office:value="14864">
            <text:p>14864</text:p>
          </table:table-cell>
          <table:table-cell office:value-type="float" office:value="24889">
            <text:p>24889</text:p>
          </table:table-cell>
          <table:table-cell office:value-type="float" office:value="30170">
            <text:p>30170</text:p>
          </table:table-cell>
          <table:table-cell office:value-type="float" office:value="29321">
            <text:p>29321</text:p>
          </table:table-cell>
          <table:table-cell office:value-type="float" office:value="26997">
            <text:p>26997</text:p>
          </table:table-cell>
          <table:table-cell office:value-type="float" office:value="31361">
            <text:p>31361</text:p>
          </table:table-cell>
          <table:table-cell office:value-type="float" office:value="27814">
            <text:p>27814</text:p>
          </table:table-cell>
          <table:table-cell office:value-type="float" office:value="26538">
            <text:p>26538</text:p>
          </table:table-cell>
          <table:table-cell office:value-type="float" office:value="30531">
            <text:p>30531</text:p>
          </table:table-cell>
          <table:table-cell office:value-type="float" office:value="27528">
            <text:p>27528</text:p>
          </table:table-cell>
          <table:table-cell office:value-type="float" office:value="27329">
            <text:p>27329</text:p>
          </table:table-cell>
          <table:table-cell office:value-type="float" office:value="28247.8">
            <text:p>28247.8</text:p>
          </table:table-cell>
          <table:table-cell office:value-type="float" office:value="15276">
            <text:p>15276</text:p>
          </table:table-cell>
          <table:table-cell office:value-type="float" office:value="13084">
            <text:p>13084</text:p>
          </table:table-cell>
          <table:table-cell office:value-type="float" office:value="15784">
            <text:p>15784</text:p>
          </table:table-cell>
          <table:table-cell office:value-type="float" office:value="16671">
            <text:p>16671</text:p>
          </table:table-cell>
          <table:table-cell office:value-type="float" office:value="13181">
            <text:p>13181</text:p>
          </table:table-cell>
          <table:table-cell office:value-type="float" office:value="15208">
            <text:p>15208</text:p>
          </table:table-cell>
          <table:table-cell office:value-type="float" office:value="16852">
            <text:p>16852</text:p>
          </table:table-cell>
          <table:table-cell office:value-type="float" office:value="14043">
            <text:p>14043</text:p>
          </table:table-cell>
          <table:table-cell office:value-type="float" office:value="15855">
            <text:p>15855</text:p>
          </table:table-cell>
          <table:table-cell office:value-type="float" office:value="14580">
            <text:p>14580</text:p>
          </table:table-cell>
          <table:table-cell office:value-type="float" office:value="15053.4">
            <text:p>15053.4</text:p>
          </table:table-cell>
          <table:table-cell office:value-type="float" office:value="4754">
            <text:p>4754</text:p>
          </table:table-cell>
          <table:table-cell office:value-type="float" office:value="7001">
            <text:p>7001</text:p>
          </table:table-cell>
          <table:table-cell office:value-type="float" office:value="4886">
            <text:p>4886</text:p>
          </table:table-cell>
          <table:table-cell office:value-type="float" office:value="4370">
            <text:p>4370</text:p>
          </table:table-cell>
          <table:table-cell office:value-type="float" office:value="5956">
            <text:p>5956</text:p>
          </table:table-cell>
          <table:table-cell office:value-type="float" office:value="6419">
            <text:p>6419</text:p>
          </table:table-cell>
          <table:table-cell office:value-type="float" office:value="5418">
            <text:p>5418</text:p>
          </table:table-cell>
          <table:table-cell office:value-type="float" office:value="4237">
            <text:p>4237</text:p>
          </table:table-cell>
          <table:table-cell office:value-type="float" office:value="6249">
            <text:p>6249</text:p>
          </table:table-cell>
          <table:table-cell office:value-type="float" office:value="8210">
            <text:p>8210</text:p>
          </table:table-cell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184">
            <text:p>22184</text:p>
          </table:table-cell>
          <table:table-cell office:value-type="float" office:value="20504">
            <text:p>20504</text:p>
          </table:table-cell>
          <table:table-cell office:value-type="float" office:value="20684">
            <text:p>20684</text:p>
          </table:table-cell>
          <table:table-cell office:value-type="float" office:value="20172">
            <text:p>20172</text:p>
          </table:table-cell>
          <table:table-cell office:value-type="float" office:value="23205">
            <text:p>23205</text:p>
          </table:table-cell>
          <table:table-cell office:value-type="float" office:value="19377">
            <text:p>19377</text:p>
          </table:table-cell>
          <table:table-cell office:value-type="float" office:value="22062">
            <text:p>22062</text:p>
          </table:table-cell>
          <table:table-cell office:value-type="float" office:value="20943">
            <text:p>20943</text:p>
          </table:table-cell>
          <table:table-cell office:value-type="float" office:value="20243">
            <text:p>20243</text:p>
          </table:table-cell>
          <table:table-cell office:value-type="float" office:value="19643">
            <text:p>19643</text:p>
          </table:table-cell>
          <table:table-cell office:value-type="float" office:value="20901.7">
            <text:p>20901.7</text:p>
          </table:table-cell>
          <table:table-cell office:value-type="float" office:value="32789">
            <text:p>32789</text:p>
          </table:table-cell>
          <table:table-cell office:value-type="float" office:value="35917">
            <text:p>35917</text:p>
          </table:table-cell>
          <table:table-cell office:value-type="float" office:value="39004">
            <text:p>39004</text:p>
          </table:table-cell>
          <table:table-cell office:value-type="float" office:value="34736">
            <text:p>34736</text:p>
          </table:table-cell>
          <table:table-cell office:value-type="float" office:value="35167">
            <text:p>35167</text:p>
          </table:table-cell>
          <table:table-cell office:value-type="float" office:value="36388">
            <text:p>36388</text:p>
          </table:table-cell>
          <table:table-cell office:value-type="float" office:value="35506">
            <text:p>35506</text:p>
          </table:table-cell>
          <table:table-cell office:value-type="float" office:value="37002">
            <text:p>37002</text:p>
          </table:table-cell>
          <table:table-cell office:value-type="float" office:value="38018">
            <text:p>38018</text:p>
          </table:table-cell>
          <table:table-cell office:value-type="float" office:value="39140">
            <text:p>39140</text:p>
          </table:table-cell>
          <table:table-cell office:value-type="float" office:value="36366.7">
            <text:p>36366.7</text:p>
          </table:table-cell>
          <table:table-cell office:value-type="float" office:value="17759">
            <text:p>17759</text:p>
          </table:table-cell>
          <table:table-cell office:value-type="float" office:value="20368">
            <text:p>20368</text:p>
          </table:table-cell>
          <table:table-cell office:value-type="float" office:value="20034">
            <text:p>20034</text:p>
          </table:table-cell>
          <table:table-cell office:value-type="float" office:value="19842">
            <text:p>19842</text:p>
          </table:table-cell>
          <table:table-cell office:value-type="float" office:value="20453">
            <text:p>20453</text:p>
          </table:table-cell>
          <table:table-cell office:value-type="float" office:value="17655">
            <text:p>17655</text:p>
          </table:table-cell>
          <table:table-cell office:value-type="float" office:value="19324">
            <text:p>19324</text:p>
          </table:table-cell>
          <table:table-cell office:value-type="float" office:value="20815">
            <text:p>20815</text:p>
          </table:table-cell>
          <table:table-cell office:value-type="float" office:value="17635">
            <text:p>17635</text:p>
          </table:table-cell>
          <table:table-cell office:value-type="float" office:value="21496">
            <text:p>21496</text:p>
          </table:table-cell>
          <table:table-cell office:value-type="float" office:value="19538.1">
            <text:p>19538.1</text:p>
          </table:table-cell>
          <table:table-cell office:value-type="float" office:value="10034">
            <text:p>10034</text:p>
          </table:table-cell>
          <table:table-cell office:value-type="float" office:value="8929">
            <text:p>8929</text:p>
          </table:table-cell>
          <table:table-cell office:value-type="float" office:value="5789">
            <text:p>5789</text:p>
          </table:table-cell>
          <table:table-cell office:value-type="float" office:value="8436">
            <text:p>8436</text:p>
          </table:table-cell>
          <table:table-cell office:value-type="float" office:value="9474">
            <text:p>9474</text:p>
          </table:table-cell>
          <table:table-cell office:value-type="float" office:value="7790">
            <text:p>7790</text:p>
          </table:table-cell>
          <table:table-cell office:value-type="float" office:value="10990">
            <text:p>10990</text:p>
          </table:table-cell>
          <table:table-cell office:value-type="float" office:value="9124">
            <text:p>9124</text:p>
          </table:table-cell>
          <table:table-cell office:value-type="float" office:value="19364">
            <text:p>19364</text:p>
          </table:table-cell>
          <table:table-cell office:value-type="float" office:value="9013">
            <text:p>9013</text:p>
          </table:table-cell>
          <table:table-cell office:value-type="float" office:value="9894.3">
            <text:p>9894.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3770">
            <text:p>23770</text:p>
          </table:table-cell>
          <table:table-cell office:value-type="float" office:value="23704">
            <text:p>23704</text:p>
          </table:table-cell>
          <table:table-cell office:value-type="float" office:value="24383">
            <text:p>24383</text:p>
          </table:table-cell>
          <table:table-cell office:value-type="float" office:value="25547">
            <text:p>25547</text:p>
          </table:table-cell>
          <table:table-cell office:value-type="float" office:value="28022">
            <text:p>28022</text:p>
          </table:table-cell>
          <table:table-cell office:value-type="float" office:value="26189">
            <text:p>26189</text:p>
          </table:table-cell>
          <table:table-cell office:value-type="float" office:value="22960">
            <text:p>22960</text:p>
          </table:table-cell>
          <table:table-cell office:value-type="float" office:value="23594">
            <text:p>23594</text:p>
          </table:table-cell>
          <table:table-cell office:value-type="float" office:value="23256">
            <text:p>23256</text:p>
          </table:table-cell>
          <table:table-cell office:value-type="float" office:value="24761">
            <text:p>24761</text:p>
          </table:table-cell>
          <table:table-cell office:value-type="float" office:value="24618.6">
            <text:p>24618.6</text:p>
          </table:table-cell>
          <table:table-cell office:value-type="float" office:value="44083">
            <text:p>44083</text:p>
          </table:table-cell>
          <table:table-cell office:value-type="float" office:value="44426">
            <text:p>44426</text:p>
          </table:table-cell>
          <table:table-cell office:value-type="float" office:value="49862">
            <text:p>49862</text:p>
          </table:table-cell>
          <table:table-cell office:value-type="float" office:value="47500">
            <text:p>47500</text:p>
          </table:table-cell>
          <table:table-cell office:value-type="float" office:value="45142">
            <text:p>45142</text:p>
          </table:table-cell>
          <table:table-cell office:value-type="float" office:value="46718">
            <text:p>46718</text:p>
          </table:table-cell>
          <table:table-cell office:value-type="float" office:value="50836">
            <text:p>50836</text:p>
          </table:table-cell>
          <table:table-cell office:value-type="float" office:value="47064">
            <text:p>47064</text:p>
          </table:table-cell>
          <table:table-cell office:value-type="float" office:value="44004">
            <text:p>44004</text:p>
          </table:table-cell>
          <table:table-cell office:value-type="float" office:value="44568">
            <text:p>44568</text:p>
          </table:table-cell>
          <table:table-cell office:value-type="float" office:value="46420.3">
            <text:p>46420.3</text:p>
          </table:table-cell>
          <table:table-cell office:value-type="float" office:value="25255">
            <text:p>25255</text:p>
          </table:table-cell>
          <table:table-cell office:value-type="float" office:value="24764">
            <text:p>24764</text:p>
          </table:table-cell>
          <table:table-cell office:value-type="float" office:value="22920">
            <text:p>22920</text:p>
          </table:table-cell>
          <table:table-cell office:value-type="float" office:value="25772">
            <text:p>25772</text:p>
          </table:table-cell>
          <table:table-cell office:value-type="float" office:value="25665">
            <text:p>25665</text:p>
          </table:table-cell>
          <table:table-cell office:value-type="float" office:value="22604">
            <text:p>22604</text:p>
          </table:table-cell>
          <table:table-cell office:value-type="float" office:value="25627">
            <text:p>25627</text:p>
          </table:table-cell>
          <table:table-cell office:value-type="float" office:value="25250">
            <text:p>25250</text:p>
          </table:table-cell>
          <table:table-cell office:value-type="float" office:value="24433">
            <text:p>24433</text:p>
          </table:table-cell>
          <table:table-cell office:value-type="float" office:value="25772">
            <text:p>25772</text:p>
          </table:table-cell>
          <table:table-cell office:value-type="float" office:value="24806.2">
            <text:p>24806.2</text:p>
          </table:table-cell>
          <table:table-cell office:value-type="float" office:value="8110">
            <text:p>8110</text:p>
          </table:table-cell>
          <table:table-cell office:value-type="float" office:value="13538">
            <text:p>13538</text:p>
          </table:table-cell>
          <table:table-cell office:value-type="float" office:value="7418">
            <text:p>7418</text:p>
          </table:table-cell>
          <table:table-cell office:value-type="float" office:value="11660">
            <text:p>11660</text:p>
          </table:table-cell>
          <table:table-cell office:value-type="float" office:value="7476">
            <text:p>7476</text:p>
          </table:table-cell>
          <table:table-cell office:value-type="float" office:value="11177">
            <text:p>11177</text:p>
          </table:table-cell>
          <table:table-cell office:value-type="float" office:value="16723">
            <text:p>16723</text:p>
          </table:table-cell>
          <table:table-cell office:value-type="float" office:value="17617">
            <text:p>17617</text:p>
          </table:table-cell>
          <table:table-cell office:value-type="float" office:value="11739">
            <text:p>11739</text:p>
          </table:table-cell>
          <table:table-cell office:value-type="float" office:value="9216">
            <text:p>9216</text:p>
          </table:table-cell>
          <table:table-cell office:value-type="float" office:value="11467.4">
            <text:p>11467.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3806">
            <text:p>33806</text:p>
          </table:table-cell>
          <table:table-cell office:value-type="float" office:value="33033">
            <text:p>33033</text:p>
          </table:table-cell>
          <table:table-cell office:value-type="float" office:value="29954">
            <text:p>29954</text:p>
          </table:table-cell>
          <table:table-cell office:value-type="float" office:value="30522">
            <text:p>30522</text:p>
          </table:table-cell>
          <table:table-cell office:value-type="float" office:value="30986">
            <text:p>30986</text:p>
          </table:table-cell>
          <table:table-cell office:value-type="float" office:value="31209">
            <text:p>31209</text:p>
          </table:table-cell>
          <table:table-cell office:value-type="float" office:value="29406">
            <text:p>29406</text:p>
          </table:table-cell>
          <table:table-cell office:value-type="float" office:value="29299">
            <text:p>29299</text:p>
          </table:table-cell>
          <table:table-cell office:value-type="float" office:value="30920">
            <text:p>30920</text:p>
          </table:table-cell>
          <table:table-cell office:value-type="float" office:value="36362">
            <text:p>36362</text:p>
          </table:table-cell>
          <table:table-cell office:value-type="float" office:value="31549.7">
            <text:p>31549.7</text:p>
          </table:table-cell>
          <table:table-cell office:value-type="float" office:value="57420">
            <text:p>57420</text:p>
          </table:table-cell>
          <table:table-cell office:value-type="float" office:value="57217">
            <text:p>57217</text:p>
          </table:table-cell>
          <table:table-cell office:value-type="float" office:value="55340">
            <text:p>55340</text:p>
          </table:table-cell>
          <table:table-cell office:value-type="float" office:value="58102">
            <text:p>58102</text:p>
          </table:table-cell>
          <table:table-cell office:value-type="float" office:value="57676">
            <text:p>57676</text:p>
          </table:table-cell>
          <table:table-cell office:value-type="float" office:value="57623">
            <text:p>57623</text:p>
          </table:table-cell>
          <table:table-cell office:value-type="float" office:value="55550">
            <text:p>55550</text:p>
          </table:table-cell>
          <table:table-cell office:value-type="float" office:value="52603">
            <text:p>52603</text:p>
          </table:table-cell>
          <table:table-cell office:value-type="float" office:value="55186">
            <text:p>55186</text:p>
          </table:table-cell>
          <table:table-cell office:value-type="float" office:value="53814">
            <text:p>53814</text:p>
          </table:table-cell>
          <table:table-cell office:value-type="float" office:value="56053.1">
            <text:p>56053.1</text:p>
          </table:table-cell>
          <table:table-cell office:value-type="float" office:value="28261">
            <text:p>28261</text:p>
          </table:table-cell>
          <table:table-cell office:value-type="float" office:value="32422">
            <text:p>32422</text:p>
          </table:table-cell>
          <table:table-cell office:value-type="float" office:value="29420">
            <text:p>29420</text:p>
          </table:table-cell>
          <table:table-cell office:value-type="float" office:value="29617">
            <text:p>29617</text:p>
          </table:table-cell>
          <table:table-cell office:value-type="float" office:value="29796">
            <text:p>29796</text:p>
          </table:table-cell>
          <table:table-cell office:value-type="float" office:value="28860">
            <text:p>28860</text:p>
          </table:table-cell>
          <table:table-cell office:value-type="float" office:value="27622">
            <text:p>27622</text:p>
          </table:table-cell>
          <table:table-cell office:value-type="float" office:value="28324">
            <text:p>28324</text:p>
          </table:table-cell>
          <table:table-cell office:value-type="float" office:value="27255">
            <text:p>27255</text:p>
          </table:table-cell>
          <table:table-cell office:value-type="float" office:value="30052">
            <text:p>30052</text:p>
          </table:table-cell>
          <table:table-cell office:value-type="float" office:value="29162.9">
            <text:p>29162.9</text:p>
          </table:table-cell>
          <table:table-cell office:value-type="float" office:value="18107">
            <text:p>18107</text:p>
          </table:table-cell>
          <table:table-cell office:value-type="float" office:value="19980">
            <text:p>19980</text:p>
          </table:table-cell>
          <table:table-cell office:value-type="float" office:value="15056">
            <text:p>15056</text:p>
          </table:table-cell>
          <table:table-cell office:value-type="float" office:value="17016">
            <text:p>17016</text:p>
          </table:table-cell>
          <table:table-cell office:value-type="float" office:value="12107">
            <text:p>12107</text:p>
          </table:table-cell>
          <table:table-cell office:value-type="float" office:value="16152">
            <text:p>16152</text:p>
          </table:table-cell>
          <table:table-cell office:value-type="float" office:value="9678">
            <text:p>9678</text:p>
          </table:table-cell>
          <table:table-cell office:value-type="float" office:value="10565">
            <text:p>10565</text:p>
          </table:table-cell>
          <table:table-cell office:value-type="float" office:value="8833">
            <text:p>8833</text:p>
          </table:table-cell>
          <table:table-cell office:value-type="float" office:value="15854">
            <text:p>15854</text:p>
          </table:table-cell>
          <table:table-cell office:value-type="float" office:value="14334.8">
            <text:p>14334.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6260">
            <text:p>36260</text:p>
          </table:table-cell>
          <table:table-cell office:value-type="float" office:value="37683">
            <text:p>37683</text:p>
          </table:table-cell>
          <table:table-cell office:value-type="float" office:value="40198">
            <text:p>40198</text:p>
          </table:table-cell>
          <table:table-cell office:value-type="float" office:value="38796">
            <text:p>38796</text:p>
          </table:table-cell>
          <table:table-cell office:value-type="float" office:value="35344">
            <text:p>35344</text:p>
          </table:table-cell>
          <table:table-cell office:value-type="float" office:value="35159">
            <text:p>35159</text:p>
          </table:table-cell>
          <table:table-cell office:value-type="float" office:value="34510">
            <text:p>34510</text:p>
          </table:table-cell>
          <table:table-cell office:value-type="float" office:value="38725">
            <text:p>38725</text:p>
          </table:table-cell>
          <table:table-cell office:value-type="float" office:value="36299">
            <text:p>36299</text:p>
          </table:table-cell>
          <table:table-cell office:value-type="float" office:value="37639">
            <text:p>37639</text:p>
          </table:table-cell>
          <table:table-cell office:value-type="float" office:value="37061.3">
            <text:p>37061.3</text:p>
          </table:table-cell>
          <table:table-cell office:value-type="float" office:value="67923">
            <text:p>67923</text:p>
          </table:table-cell>
          <table:table-cell office:value-type="float" office:value="71497">
            <text:p>71497</text:p>
          </table:table-cell>
          <table:table-cell office:value-type="float" office:value="67428">
            <text:p>67428</text:p>
          </table:table-cell>
          <table:table-cell office:value-type="float" office:value="69420">
            <text:p>69420</text:p>
          </table:table-cell>
          <table:table-cell office:value-type="float" office:value="67814">
            <text:p>67814</text:p>
          </table:table-cell>
          <table:table-cell office:value-type="float" office:value="65336">
            <text:p>65336</text:p>
          </table:table-cell>
          <table:table-cell office:value-type="float" office:value="63983">
            <text:p>63983</text:p>
          </table:table-cell>
          <table:table-cell office:value-type="float" office:value="74333">
            <text:p>74333</text:p>
          </table:table-cell>
          <table:table-cell office:value-type="float" office:value="66572">
            <text:p>66572</text:p>
          </table:table-cell>
          <table:table-cell office:value-type="float" office:value="68806">
            <text:p>68806</text:p>
          </table:table-cell>
          <table:table-cell office:value-type="float" office:value="68311.2">
            <text:p>68311.2</text:p>
          </table:table-cell>
          <table:table-cell office:value-type="float" office:value="36662">
            <text:p>36662</text:p>
          </table:table-cell>
          <table:table-cell office:value-type="float" office:value="34757">
            <text:p>34757</text:p>
          </table:table-cell>
          <table:table-cell office:value-type="float" office:value="37738">
            <text:p>37738</text:p>
          </table:table-cell>
          <table:table-cell office:value-type="float" office:value="36085">
            <text:p>36085</text:p>
          </table:table-cell>
          <table:table-cell office:value-type="float" office:value="36553">
            <text:p>36553</text:p>
          </table:table-cell>
          <table:table-cell office:value-type="float" office:value="38304">
            <text:p>38304</text:p>
          </table:table-cell>
          <table:table-cell office:value-type="float" office:value="35883">
            <text:p>35883</text:p>
          </table:table-cell>
          <table:table-cell office:value-type="float" office:value="36056">
            <text:p>36056</text:p>
          </table:table-cell>
          <table:table-cell office:value-type="float" office:value="35754">
            <text:p>35754</text:p>
          </table:table-cell>
          <table:table-cell office:value-type="float" office:value="35766">
            <text:p>35766</text:p>
          </table:table-cell>
          <table:table-cell office:value-type="float" office:value="36355.8">
            <text:p>36355.8</text:p>
          </table:table-cell>
          <table:table-cell office:value-type="float" office:value="16099">
            <text:p>16099</text:p>
          </table:table-cell>
          <table:table-cell office:value-type="float" office:value="21535">
            <text:p>21535</text:p>
          </table:table-cell>
          <table:table-cell office:value-type="float" office:value="16118">
            <text:p>16118</text:p>
          </table:table-cell>
          <table:table-cell office:value-type="float" office:value="9226">
            <text:p>9226</text:p>
          </table:table-cell>
          <table:table-cell office:value-type="float" office:value="27051">
            <text:p>27051</text:p>
          </table:table-cell>
          <table:table-cell office:value-type="float" office:value="13582">
            <text:p>13582</text:p>
          </table:table-cell>
          <table:table-cell office:value-type="float" office:value="12371">
            <text:p>12371</text:p>
          </table:table-cell>
          <table:table-cell office:value-type="float" office:value="18651">
            <text:p>18651</text:p>
          </table:table-cell>
          <table:table-cell office:value-type="float" office:value="13304">
            <text:p>13304</text:p>
          </table:table-cell>
          <table:table-cell office:value-type="float" office:value="10855">
            <text:p>10855</text:p>
          </table:table-cell>
          <table:table-cell office:value-type="float" office:value="15879.2">
            <text:p>15879.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7309">
            <text:p>47309</text:p>
          </table:table-cell>
          <table:table-cell office:value-type="float" office:value="46946">
            <text:p>46946</text:p>
          </table:table-cell>
          <table:table-cell office:value-type="float" office:value="43058">
            <text:p>43058</text:p>
          </table:table-cell>
          <table:table-cell office:value-type="float" office:value="45538">
            <text:p>45538</text:p>
          </table:table-cell>
          <table:table-cell office:value-type="float" office:value="47418">
            <text:p>47418</text:p>
          </table:table-cell>
          <table:table-cell office:value-type="float" office:value="49690">
            <text:p>49690</text:p>
          </table:table-cell>
          <table:table-cell office:value-type="float" office:value="44995">
            <text:p>44995</text:p>
          </table:table-cell>
          <table:table-cell office:value-type="float" office:value="40568">
            <text:p>40568</text:p>
          </table:table-cell>
          <table:table-cell office:value-type="float" office:value="44679">
            <text:p>44679</text:p>
          </table:table-cell>
          <table:table-cell office:value-type="float" office:value="43165">
            <text:p>43165</text:p>
          </table:table-cell>
          <table:table-cell office:value-type="float" office:value="45336.6">
            <text:p>45336.6</text:p>
          </table:table-cell>
          <table:table-cell office:value-type="float" office:value="78331">
            <text:p>78331</text:p>
          </table:table-cell>
          <table:table-cell office:value-type="float" office:value="77641">
            <text:p>77641</text:p>
          </table:table-cell>
          <table:table-cell office:value-type="float" office:value="82265">
            <text:p>82265</text:p>
          </table:table-cell>
          <table:table-cell office:value-type="float" office:value="79295">
            <text:p>79295</text:p>
          </table:table-cell>
          <table:table-cell office:value-type="float" office:value="79593">
            <text:p>79593</text:p>
          </table:table-cell>
          <table:table-cell office:value-type="float" office:value="80017">
            <text:p>80017</text:p>
          </table:table-cell>
          <table:table-cell office:value-type="float" office:value="81781">
            <text:p>81781</text:p>
          </table:table-cell>
          <table:table-cell office:value-type="float" office:value="82081">
            <text:p>82081</text:p>
          </table:table-cell>
          <table:table-cell office:value-type="float" office:value="77318">
            <text:p>77318</text:p>
          </table:table-cell>
          <table:table-cell office:value-type="float" office:value="82086">
            <text:p>82086</text:p>
          </table:table-cell>
          <table:table-cell office:value-type="float" office:value="80040.8">
            <text:p>80040.8</text:p>
          </table:table-cell>
          <table:table-cell office:value-type="float" office:value="45118">
            <text:p>45118</text:p>
          </table:table-cell>
          <table:table-cell office:value-type="float" office:value="44207">
            <text:p>44207</text:p>
          </table:table-cell>
          <table:table-cell office:value-type="float" office:value="43359">
            <text:p>43359</text:p>
          </table:table-cell>
          <table:table-cell office:value-type="float" office:value="46779">
            <text:p>46779</text:p>
          </table:table-cell>
          <table:table-cell office:value-type="float" office:value="44726">
            <text:p>44726</text:p>
          </table:table-cell>
          <table:table-cell office:value-type="float" office:value="43799">
            <text:p>43799</text:p>
          </table:table-cell>
          <table:table-cell office:value-type="float" office:value="46228">
            <text:p>46228</text:p>
          </table:table-cell>
          <table:table-cell office:value-type="float" office:value="45003">
            <text:p>45003</text:p>
          </table:table-cell>
          <table:table-cell office:value-type="float" office:value="45217">
            <text:p>45217</text:p>
          </table:table-cell>
          <table:table-cell office:value-type="float" office:value="44189">
            <text:p>44189</text:p>
          </table:table-cell>
          <table:table-cell office:value-type="float" office:value="44862.5">
            <text:p>44862.5</text:p>
          </table:table-cell>
          <table:table-cell office:value-type="float" office:value="14622">
            <text:p>14622</text:p>
          </table:table-cell>
          <table:table-cell office:value-type="float" office:value="12820">
            <text:p>12820</text:p>
          </table:table-cell>
          <table:table-cell office:value-type="float" office:value="26617">
            <text:p>26617</text:p>
          </table:table-cell>
          <table:table-cell office:value-type="float" office:value="24072">
            <text:p>24072</text:p>
          </table:table-cell>
          <table:table-cell office:value-type="float" office:value="18334">
            <text:p>18334</text:p>
          </table:table-cell>
          <table:table-cell office:value-type="float" office:value="20801">
            <text:p>20801</text:p>
          </table:table-cell>
          <table:table-cell office:value-type="float" office:value="15444">
            <text:p>15444</text:p>
          </table:table-cell>
          <table:table-cell office:value-type="float" office:value="16476">
            <text:p>16476</text:p>
          </table:table-cell>
          <table:table-cell office:value-type="float" office:value="29246">
            <text:p>29246</text:p>
          </table:table-cell>
          <table:table-cell office:value-type="float" office:value="24560">
            <text:p>24560</text:p>
          </table:table-cell>
          <table:table-cell office:value-type="float" office:value="20299.2">
            <text:p>20299.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9810">
            <text:p>49810</text:p>
          </table:table-cell>
          <table:table-cell office:value-type="float" office:value="53852">
            <text:p>53852</text:p>
          </table:table-cell>
          <table:table-cell office:value-type="float" office:value="52790">
            <text:p>52790</text:p>
          </table:table-cell>
          <table:table-cell office:value-type="float" office:value="55639">
            <text:p>55639</text:p>
          </table:table-cell>
          <table:table-cell office:value-type="float" office:value="56051">
            <text:p>56051</text:p>
          </table:table-cell>
          <table:table-cell office:value-type="float" office:value="53412">
            <text:p>53412</text:p>
          </table:table-cell>
          <table:table-cell office:value-type="float" office:value="50574">
            <text:p>50574</text:p>
          </table:table-cell>
          <table:table-cell office:value-type="float" office:value="49704">
            <text:p>49704</text:p>
          </table:table-cell>
          <table:table-cell office:value-type="float" office:value="49892">
            <text:p>49892</text:p>
          </table:table-cell>
          <table:table-cell office:value-type="float" office:value="50200">
            <text:p>50200</text:p>
          </table:table-cell>
          <table:table-cell office:value-type="float" office:value="52192.4">
            <text:p>52192.4</text:p>
          </table:table-cell>
          <table:table-cell office:value-type="float" office:value="94717">
            <text:p>94717</text:p>
          </table:table-cell>
          <table:table-cell office:value-type="float" office:value="90082">
            <text:p>90082</text:p>
          </table:table-cell>
          <table:table-cell office:value-type="float" office:value="92381">
            <text:p>92381</text:p>
          </table:table-cell>
          <table:table-cell office:value-type="float" office:value="92958">
            <text:p>92958</text:p>
          </table:table-cell>
          <table:table-cell office:value-type="float" office:value="94169">
            <text:p>94169</text:p>
          </table:table-cell>
          <table:table-cell office:value-type="float" office:value="96075">
            <text:p>96075</text:p>
          </table:table-cell>
          <table:table-cell office:value-type="float" office:value="93513">
            <text:p>93513</text:p>
          </table:table-cell>
          <table:table-cell office:value-type="float" office:value="93827">
            <text:p>93827</text:p>
          </table:table-cell>
          <table:table-cell office:value-type="float" office:value="92177">
            <text:p>92177</text:p>
          </table:table-cell>
          <table:table-cell office:value-type="float" office:value="100548">
            <text:p>100548</text:p>
          </table:table-cell>
          <table:table-cell office:value-type="float" office:value="94044.7">
            <text:p>94044.7</text:p>
          </table:table-cell>
          <table:table-cell office:value-type="float" office:value="52038">
            <text:p>52038</text:p>
          </table:table-cell>
          <table:table-cell office:value-type="float" office:value="52433">
            <text:p>52433</text:p>
          </table:table-cell>
          <table:table-cell office:value-type="float" office:value="48843">
            <text:p>48843</text:p>
          </table:table-cell>
          <table:table-cell office:value-type="float" office:value="53242">
            <text:p>53242</text:p>
          </table:table-cell>
          <table:table-cell office:value-type="float" office:value="48525">
            <text:p>48525</text:p>
          </table:table-cell>
          <table:table-cell office:value-type="float" office:value="52908">
            <text:p>52908</text:p>
          </table:table-cell>
          <table:table-cell office:value-type="float" office:value="50579">
            <text:p>50579</text:p>
          </table:table-cell>
          <table:table-cell office:value-type="float" office:value="50375">
            <text:p>50375</text:p>
          </table:table-cell>
          <table:table-cell office:value-type="float" office:value="52384">
            <text:p>52384</text:p>
          </table:table-cell>
          <table:table-cell office:value-type="float" office:value="53142">
            <text:p>53142</text:p>
          </table:table-cell>
          <table:table-cell office:value-type="float" office:value="51446.9">
            <text:p>51446.9</text:p>
          </table:table-cell>
          <table:table-cell office:value-type="float" office:value="12564">
            <text:p>12564</text:p>
          </table:table-cell>
          <table:table-cell office:value-type="float" office:value="20407">
            <text:p>20407</text:p>
          </table:table-cell>
          <table:table-cell office:value-type="float" office:value="35299">
            <text:p>35299</text:p>
          </table:table-cell>
          <table:table-cell office:value-type="float" office:value="33082">
            <text:p>33082</text:p>
          </table:table-cell>
          <table:table-cell office:value-type="float" office:value="23698">
            <text:p>23698</text:p>
          </table:table-cell>
          <table:table-cell office:value-type="float" office:value="26046">
            <text:p>26046</text:p>
          </table:table-cell>
          <table:table-cell office:value-type="float" office:value="29026">
            <text:p>29026</text:p>
          </table:table-cell>
          <table:table-cell office:value-type="float" office:value="20514">
            <text:p>20514</text:p>
          </table:table-cell>
          <table:table-cell office:value-type="float" office:value="17409">
            <text:p>17409</text:p>
          </table:table-cell>
          <table:table-cell office:value-type="float" office:value="26715">
            <text:p>26715</text:p>
          </table:table-cell>
          <table:table-cell office:value-type="float" office:value="24476">
            <text:p>2447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56446">
            <text:p>56446</text:p>
          </table:table-cell>
          <table:table-cell office:value-type="float" office:value="59289">
            <text:p>59289</text:p>
          </table:table-cell>
          <table:table-cell office:value-type="float" office:value="61800">
            <text:p>61800</text:p>
          </table:table-cell>
          <table:table-cell office:value-type="float" office:value="61173">
            <text:p>61173</text:p>
          </table:table-cell>
          <table:table-cell office:value-type="float" office:value="61029">
            <text:p>61029</text:p>
          </table:table-cell>
          <table:table-cell office:value-type="float" office:value="61722">
            <text:p>61722</text:p>
          </table:table-cell>
          <table:table-cell office:value-type="float" office:value="57108">
            <text:p>57108</text:p>
          </table:table-cell>
          <table:table-cell office:value-type="float" office:value="60561">
            <text:p>60561</text:p>
          </table:table-cell>
          <table:table-cell office:value-type="float" office:value="61607">
            <text:p>61607</text:p>
          </table:table-cell>
          <table:table-cell office:value-type="float" office:value="59995">
            <text:p>59995</text:p>
          </table:table-cell>
          <table:table-cell office:value-type="float" office:value="60073">
            <text:p>60073</text:p>
          </table:table-cell>
          <table:table-cell office:value-type="float" office:value="106415">
            <text:p>106415</text:p>
          </table:table-cell>
          <table:table-cell office:value-type="float" office:value="109869">
            <text:p>109869</text:p>
          </table:table-cell>
          <table:table-cell office:value-type="float" office:value="111012">
            <text:p>111012</text:p>
          </table:table-cell>
          <table:table-cell office:value-type="float" office:value="111049">
            <text:p>111049</text:p>
          </table:table-cell>
          <table:table-cell office:value-type="float" office:value="113008">
            <text:p>113008</text:p>
          </table:table-cell>
          <table:table-cell office:value-type="float" office:value="108215">
            <text:p>108215</text:p>
          </table:table-cell>
          <table:table-cell office:value-type="float" office:value="112649">
            <text:p>112649</text:p>
          </table:table-cell>
          <table:table-cell office:value-type="float" office:value="107055">
            <text:p>107055</text:p>
          </table:table-cell>
          <table:table-cell office:value-type="float" office:value="107610">
            <text:p>107610</text:p>
          </table:table-cell>
          <table:table-cell office:value-type="float" office:value="107617">
            <text:p>107617</text:p>
          </table:table-cell>
          <table:table-cell office:value-type="float" office:value="109449.9">
            <text:p>109449.9</text:p>
          </table:table-cell>
          <table:table-cell office:value-type="float" office:value="60251">
            <text:p>60251</text:p>
          </table:table-cell>
          <table:table-cell office:value-type="float" office:value="63485">
            <text:p>63485</text:p>
          </table:table-cell>
          <table:table-cell office:value-type="float" office:value="58315">
            <text:p>58315</text:p>
          </table:table-cell>
          <table:table-cell office:value-type="float" office:value="59175">
            <text:p>59175</text:p>
          </table:table-cell>
          <table:table-cell office:value-type="float" office:value="58741">
            <text:p>58741</text:p>
          </table:table-cell>
          <table:table-cell office:value-type="float" office:value="59401">
            <text:p>59401</text:p>
          </table:table-cell>
          <table:table-cell office:value-type="float" office:value="62671">
            <text:p>62671</text:p>
          </table:table-cell>
          <table:table-cell office:value-type="float" office:value="64619">
            <text:p>64619</text:p>
          </table:table-cell>
          <table:table-cell office:value-type="float" office:value="61546">
            <text:p>61546</text:p>
          </table:table-cell>
          <table:table-cell office:value-type="float" office:value="59826">
            <text:p>59826</text:p>
          </table:table-cell>
          <table:table-cell office:value-type="float" office:value="60803">
            <text:p>60803</text:p>
          </table:table-cell>
          <table:table-cell office:value-type="float" office:value="27469">
            <text:p>27469</text:p>
          </table:table-cell>
          <table:table-cell office:value-type="float" office:value="32593">
            <text:p>32593</text:p>
          </table:table-cell>
          <table:table-cell office:value-type="float" office:value="35470">
            <text:p>35470</text:p>
          </table:table-cell>
          <table:table-cell office:value-type="float" office:value="56595">
            <text:p>56595</text:p>
          </table:table-cell>
          <table:table-cell office:value-type="float" office:value="21891">
            <text:p>21891</text:p>
          </table:table-cell>
          <table:table-cell office:value-type="float" office:value="24934">
            <text:p>24934</text:p>
          </table:table-cell>
          <table:table-cell office:value-type="float" office:value="18725">
            <text:p>18725</text:p>
          </table:table-cell>
          <table:table-cell office:value-type="float" office:value="33597">
            <text:p>33597</text:p>
          </table:table-cell>
          <table:table-cell office:value-type="float" office:value="27993">
            <text:p>27993</text:p>
          </table:table-cell>
          <table:table-cell office:value-type="float" office:value="25601">
            <text:p>25601</text:p>
          </table:table-cell>
          <table:table-cell office:value-type="float" office:value="30486.8">
            <text:p>30486.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0567">
            <text:p>70567</text:p>
          </table:table-cell>
          <table:table-cell office:value-type="float" office:value="67868">
            <text:p>67868</text:p>
          </table:table-cell>
          <table:table-cell office:value-type="float" office:value="68966">
            <text:p>68966</text:p>
          </table:table-cell>
          <table:table-cell office:value-type="float" office:value="68353">
            <text:p>68353</text:p>
          </table:table-cell>
          <table:table-cell office:value-type="float" office:value="67643">
            <text:p>67643</text:p>
          </table:table-cell>
          <table:table-cell office:value-type="float" office:value="69164">
            <text:p>69164</text:p>
          </table:table-cell>
          <table:table-cell office:value-type="float" office:value="69981">
            <text:p>69981</text:p>
          </table:table-cell>
          <table:table-cell office:value-type="float" office:value="70480">
            <text:p>70480</text:p>
          </table:table-cell>
          <table:table-cell office:value-type="float" office:value="90824">
            <text:p>90824</text:p>
          </table:table-cell>
          <table:table-cell office:value-type="float" office:value="67283">
            <text:p>67283</text:p>
          </table:table-cell>
          <table:table-cell office:value-type="float" office:value="71112.9">
            <text:p>71112.9</text:p>
          </table:table-cell>
          <table:table-cell office:value-type="float" office:value="125271">
            <text:p>125271</text:p>
          </table:table-cell>
          <table:table-cell office:value-type="float" office:value="127681">
            <text:p>127681</text:p>
          </table:table-cell>
          <table:table-cell office:value-type="float" office:value="129158">
            <text:p>129158</text:p>
          </table:table-cell>
          <table:table-cell office:value-type="float" office:value="125903">
            <text:p>125903</text:p>
          </table:table-cell>
          <table:table-cell office:value-type="float" office:value="123321">
            <text:p>123321</text:p>
          </table:table-cell>
          <table:table-cell office:value-type="float" office:value="128446">
            <text:p>128446</text:p>
          </table:table-cell>
          <table:table-cell office:value-type="float" office:value="129406">
            <text:p>129406</text:p>
          </table:table-cell>
          <table:table-cell office:value-type="float" office:value="122966">
            <text:p>122966</text:p>
          </table:table-cell>
          <table:table-cell office:value-type="float" office:value="141836">
            <text:p>141836</text:p>
          </table:table-cell>
          <table:table-cell office:value-type="float" office:value="125893">
            <text:p>125893</text:p>
          </table:table-cell>
          <table:table-cell office:value-type="float" office:value="127988.1">
            <text:p>127988.1</text:p>
          </table:table-cell>
          <table:table-cell office:value-type="float" office:value="67736">
            <text:p>67736</text:p>
          </table:table-cell>
          <table:table-cell office:value-type="float" office:value="72462">
            <text:p>72462</text:p>
          </table:table-cell>
          <table:table-cell office:value-type="float" office:value="72193">
            <text:p>72193</text:p>
          </table:table-cell>
          <table:table-cell office:value-type="float" office:value="73046">
            <text:p>73046</text:p>
          </table:table-cell>
          <table:table-cell office:value-type="float" office:value="69031">
            <text:p>69031</text:p>
          </table:table-cell>
          <table:table-cell office:value-type="float" office:value="69918">
            <text:p>69918</text:p>
          </table:table-cell>
          <table:table-cell office:value-type="float" office:value="62595">
            <text:p>62595</text:p>
          </table:table-cell>
          <table:table-cell office:value-type="float" office:value="66921">
            <text:p>66921</text:p>
          </table:table-cell>
          <table:table-cell office:value-type="float" office:value="74944">
            <text:p>74944</text:p>
          </table:table-cell>
          <table:table-cell office:value-type="float" office:value="68242">
            <text:p>68242</text:p>
          </table:table-cell>
          <table:table-cell office:value-type="float" office:value="69708.8">
            <text:p>69708.8</text:p>
          </table:table-cell>
          <table:table-cell office:value-type="float" office:value="42226">
            <text:p>42226</text:p>
          </table:table-cell>
          <table:table-cell office:value-type="float" office:value="29855">
            <text:p>29855</text:p>
          </table:table-cell>
          <table:table-cell office:value-type="float" office:value="37835">
            <text:p>37835</text:p>
          </table:table-cell>
          <table:table-cell office:value-type="float" office:value="25647">
            <text:p>25647</text:p>
          </table:table-cell>
          <table:table-cell office:value-type="float" office:value="41014">
            <text:p>41014</text:p>
          </table:table-cell>
          <table:table-cell office:value-type="float" office:value="26573">
            <text:p>26573</text:p>
          </table:table-cell>
          <table:table-cell office:value-type="float" office:value="25933">
            <text:p>25933</text:p>
          </table:table-cell>
          <table:table-cell office:value-type="float" office:value="31879">
            <text:p>31879</text:p>
          </table:table-cell>
          <table:table-cell office:value-type="float" office:value="24001">
            <text:p>24001</text:p>
          </table:table-cell>
          <table:table-cell office:value-type="float" office:value="25883">
            <text:p>25883</text:p>
          </table:table-cell>
          <table:table-cell office:value-type="float" office:value="31084.6">
            <text:p>31084.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3847">
            <text:p>83847</text:p>
          </table:table-cell>
          <table:table-cell office:value-type="float" office:value="82463">
            <text:p>82463</text:p>
          </table:table-cell>
          <table:table-cell office:value-type="float" office:value="81370">
            <text:p>81370</text:p>
          </table:table-cell>
          <table:table-cell office:value-type="float" office:value="95109">
            <text:p>95109</text:p>
          </table:table-cell>
          <table:table-cell office:value-type="float" office:value="79153">
            <text:p>79153</text:p>
          </table:table-cell>
          <table:table-cell office:value-type="float" office:value="85962">
            <text:p>85962</text:p>
          </table:table-cell>
          <table:table-cell office:value-type="float" office:value="76263">
            <text:p>76263</text:p>
          </table:table-cell>
          <table:table-cell office:value-type="float" office:value="77961">
            <text:p>77961</text:p>
          </table:table-cell>
          <table:table-cell office:value-type="float" office:value="79172">
            <text:p>79172</text:p>
          </table:table-cell>
          <table:table-cell office:value-type="float" office:value="81747">
            <text:p>81747</text:p>
          </table:table-cell>
          <table:table-cell office:value-type="float" office:value="82304.7">
            <text:p>82304.7</text:p>
          </table:table-cell>
          <table:table-cell office:value-type="float" office:value="150931">
            <text:p>150931</text:p>
          </table:table-cell>
          <table:table-cell office:value-type="float" office:value="146161">
            <text:p>146161</text:p>
          </table:table-cell>
          <table:table-cell office:value-type="float" office:value="152261">
            <text:p>152261</text:p>
          </table:table-cell>
          <table:table-cell office:value-type="float" office:value="152247">
            <text:p>152247</text:p>
          </table:table-cell>
          <table:table-cell office:value-type="float" office:value="158078">
            <text:p>158078</text:p>
          </table:table-cell>
          <table:table-cell office:value-type="float" office:value="168266">
            <text:p>168266</text:p>
          </table:table-cell>
          <table:table-cell office:value-type="float" office:value="156994">
            <text:p>156994</text:p>
          </table:table-cell>
          <table:table-cell office:value-type="float" office:value="143799">
            <text:p>143799</text:p>
          </table:table-cell>
          <table:table-cell office:value-type="float" office:value="145662">
            <text:p>145662</text:p>
          </table:table-cell>
          <table:table-cell office:value-type="float" office:value="142378">
            <text:p>142378</text:p>
          </table:table-cell>
          <table:table-cell office:value-type="float" office:value="151677.7">
            <text:p>151677.7</text:p>
          </table:table-cell>
          <table:table-cell office:value-type="float" office:value="76383">
            <text:p>76383</text:p>
          </table:table-cell>
          <table:table-cell office:value-type="float" office:value="75752">
            <text:p>75752</text:p>
          </table:table-cell>
          <table:table-cell office:value-type="float" office:value="75929">
            <text:p>75929</text:p>
          </table:table-cell>
          <table:table-cell office:value-type="float" office:value="75485">
            <text:p>75485</text:p>
          </table:table-cell>
          <table:table-cell office:value-type="float" office:value="85369">
            <text:p>85369</text:p>
          </table:table-cell>
          <table:table-cell office:value-type="float" office:value="78451">
            <text:p>78451</text:p>
          </table:table-cell>
          <table:table-cell office:value-type="float" office:value="79654">
            <text:p>79654</text:p>
          </table:table-cell>
          <table:table-cell office:value-type="float" office:value="81521">
            <text:p>81521</text:p>
          </table:table-cell>
          <table:table-cell office:value-type="float" office:value="80065">
            <text:p>80065</text:p>
          </table:table-cell>
          <table:table-cell office:value-type="float" office:value="79523">
            <text:p>79523</text:p>
          </table:table-cell>
          <table:table-cell office:value-type="float" office:value="78813.2">
            <text:p>78813.2</text:p>
          </table:table-cell>
          <table:table-cell office:value-type="float" office:value="26728">
            <text:p>26728</text:p>
          </table:table-cell>
          <table:table-cell office:value-type="float" office:value="26064">
            <text:p>26064</text:p>
          </table:table-cell>
          <table:table-cell office:value-type="float" office:value="29815">
            <text:p>29815</text:p>
          </table:table-cell>
          <table:table-cell office:value-type="float" office:value="56602">
            <text:p>56602</text:p>
          </table:table-cell>
          <table:table-cell office:value-type="float" office:value="20768">
            <text:p>20768</text:p>
          </table:table-cell>
          <table:table-cell office:value-type="float" office:value="60107">
            <text:p>60107</text:p>
          </table:table-cell>
          <table:table-cell office:value-type="float" office:value="37712">
            <text:p>37712</text:p>
          </table:table-cell>
          <table:table-cell office:value-type="float" office:value="23472">
            <text:p>23472</text:p>
          </table:table-cell>
          <table:table-cell office:value-type="float" office:value="52437">
            <text:p>52437</text:p>
          </table:table-cell>
          <table:table-cell office:value-type="float" office:value="29123">
            <text:p>29123</text:p>
          </table:table-cell>
          <table:table-cell office:value-type="float" office:value="36282.8">
            <text:p>36282.8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87199">
            <text:p>87199</text:p>
          </table:table-cell>
          <table:table-cell office:value-type="float" office:value="89587">
            <text:p>89587</text:p>
          </table:table-cell>
          <table:table-cell office:value-type="float" office:value="90813">
            <text:p>90813</text:p>
          </table:table-cell>
          <table:table-cell office:value-type="float" office:value="93996">
            <text:p>93996</text:p>
          </table:table-cell>
          <table:table-cell office:value-type="float" office:value="94967">
            <text:p>94967</text:p>
          </table:table-cell>
          <table:table-cell office:value-type="float" office:value="89067">
            <text:p>89067</text:p>
          </table:table-cell>
          <table:table-cell office:value-type="float" office:value="91355">
            <text:p>91355</text:p>
          </table:table-cell>
          <table:table-cell office:value-type="float" office:value="88499">
            <text:p>88499</text:p>
          </table:table-cell>
          <table:table-cell office:value-type="float" office:value="88510">
            <text:p>88510</text:p>
          </table:table-cell>
          <table:table-cell office:value-type="float" office:value="95383">
            <text:p>95383</text:p>
          </table:table-cell>
          <table:table-cell office:value-type="float" office:value="90937.6">
            <text:p>90937.6</text:p>
          </table:table-cell>
          <table:table-cell office:value-type="float" office:value="166456">
            <text:p>166456</text:p>
          </table:table-cell>
          <table:table-cell office:value-type="float" office:value="167907">
            <text:p>167907</text:p>
          </table:table-cell>
          <table:table-cell office:value-type="float" office:value="169076">
            <text:p>169076</text:p>
          </table:table-cell>
          <table:table-cell office:value-type="float" office:value="163158">
            <text:p>163158</text:p>
          </table:table-cell>
          <table:table-cell office:value-type="float" office:value="163705">
            <text:p>163705</text:p>
          </table:table-cell>
          <table:table-cell office:value-type="float" office:value="167950">
            <text:p>167950</text:p>
          </table:table-cell>
          <table:table-cell office:value-type="float" office:value="159435">
            <text:p>159435</text:p>
          </table:table-cell>
          <table:table-cell office:value-type="float" office:value="163336">
            <text:p>163336</text:p>
          </table:table-cell>
          <table:table-cell office:value-type="float" office:value="167317">
            <text:p>167317</text:p>
          </table:table-cell>
          <table:table-cell office:value-type="float" office:value="169477">
            <text:p>169477</text:p>
          </table:table-cell>
          <table:table-cell office:value-type="float" office:value="165781.7">
            <text:p>165781.7</text:p>
          </table:table-cell>
          <table:table-cell office:value-type="float" office:value="86535">
            <text:p>86535</text:p>
          </table:table-cell>
          <table:table-cell office:value-type="float" office:value="92541">
            <text:p>92541</text:p>
          </table:table-cell>
          <table:table-cell office:value-type="float" office:value="93898">
            <text:p>93898</text:p>
          </table:table-cell>
          <table:table-cell office:value-type="float" office:value="88993">
            <text:p>88993</text:p>
          </table:table-cell>
          <table:table-cell office:value-type="float" office:value="87490">
            <text:p>87490</text:p>
          </table:table-cell>
          <table:table-cell office:value-type="float" office:value="84717">
            <text:p>84717</text:p>
          </table:table-cell>
          <table:table-cell office:value-type="float" office:value="92519">
            <text:p>92519</text:p>
          </table:table-cell>
          <table:table-cell office:value-type="float" office:value="88567">
            <text:p>88567</text:p>
          </table:table-cell>
          <table:table-cell office:value-type="float" office:value="97101">
            <text:p>97101</text:p>
          </table:table-cell>
          <table:table-cell office:value-type="float" office:value="94375">
            <text:p>94375</text:p>
          </table:table-cell>
          <table:table-cell office:value-type="float" office:value="90673.6">
            <text:p>90673.6</text:p>
          </table:table-cell>
          <table:table-cell office:value-type="float" office:value="28968">
            <text:p>28968</text:p>
          </table:table-cell>
          <table:table-cell office:value-type="float" office:value="31726">
            <text:p>31726</text:p>
          </table:table-cell>
          <table:table-cell office:value-type="float" office:value="30246">
            <text:p>30246</text:p>
          </table:table-cell>
          <table:table-cell office:value-type="float" office:value="29761">
            <text:p>29761</text:p>
          </table:table-cell>
          <table:table-cell office:value-type="float" office:value="35499">
            <text:p>35499</text:p>
          </table:table-cell>
          <table:table-cell office:value-type="float" office:value="28098">
            <text:p>28098</text:p>
          </table:table-cell>
          <table:table-cell office:value-type="float" office:value="42033">
            <text:p>42033</text:p>
          </table:table-cell>
          <table:table-cell office:value-type="float" office:value="65870">
            <text:p>65870</text:p>
          </table:table-cell>
          <table:table-cell office:value-type="float" office:value="47543">
            <text:p>47543</text:p>
          </table:table-cell>
          <table:table-cell office:value-type="float" office:value="30328">
            <text:p>30328</text:p>
          </table:table-cell>
          <table:table-cell office:value-type="float" office:value="37007.2">
            <text:p>37007.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04070">
            <text:p>104070</text:p>
          </table:table-cell>
          <table:table-cell office:value-type="float" office:value="98162">
            <text:p>98162</text:p>
          </table:table-cell>
          <table:table-cell office:value-type="float" office:value="103832">
            <text:p>103832</text:p>
          </table:table-cell>
          <table:table-cell office:value-type="float" office:value="99717">
            <text:p>99717</text:p>
          </table:table-cell>
          <table:table-cell office:value-type="float" office:value="103297">
            <text:p>103297</text:p>
          </table:table-cell>
          <table:table-cell office:value-type="float" office:value="103354">
            <text:p>103354</text:p>
          </table:table-cell>
          <table:table-cell office:value-type="float" office:value="100706">
            <text:p>100706</text:p>
          </table:table-cell>
          <table:table-cell office:value-type="float" office:value="97399">
            <text:p>97399</text:p>
          </table:table-cell>
          <table:table-cell office:value-type="float" office:value="112472">
            <text:p>112472</text:p>
          </table:table-cell>
          <table:table-cell office:value-type="float" office:value="100674">
            <text:p>100674</text:p>
          </table:table-cell>
          <table:table-cell office:value-type="float" office:value="102368.3">
            <text:p>102368.3</text:p>
          </table:table-cell>
          <table:table-cell office:value-type="float" office:value="185607">
            <text:p>185607</text:p>
          </table:table-cell>
          <table:table-cell office:value-type="float" office:value="184528">
            <text:p>184528</text:p>
          </table:table-cell>
          <table:table-cell office:value-type="float" office:value="183550">
            <text:p>183550</text:p>
          </table:table-cell>
          <table:table-cell office:value-type="float" office:value="189803">
            <text:p>189803</text:p>
          </table:table-cell>
          <table:table-cell office:value-type="float" office:value="182161">
            <text:p>182161</text:p>
          </table:table-cell>
          <table:table-cell office:value-type="float" office:value="177519">
            <text:p>177519</text:p>
          </table:table-cell>
          <table:table-cell office:value-type="float" office:value="182147">
            <text:p>182147</text:p>
          </table:table-cell>
          <table:table-cell office:value-type="float" office:value="185560">
            <text:p>185560</text:p>
          </table:table-cell>
          <table:table-cell office:value-type="float" office:value="182638">
            <text:p>182638</text:p>
          </table:table-cell>
          <table:table-cell office:value-type="float" office:value="185542">
            <text:p>185542</text:p>
          </table:table-cell>
          <table:table-cell office:value-type="float" office:value="183905.5">
            <text:p>183905.5</text:p>
          </table:table-cell>
          <table:table-cell office:value-type="float" office:value="98568">
            <text:p>98568</text:p>
          </table:table-cell>
          <table:table-cell office:value-type="float" office:value="103285">
            <text:p>103285</text:p>
          </table:table-cell>
          <table:table-cell office:value-type="float" office:value="92652">
            <text:p>92652</text:p>
          </table:table-cell>
          <table:table-cell office:value-type="float" office:value="102603">
            <text:p>102603</text:p>
          </table:table-cell>
          <table:table-cell office:value-type="float" office:value="98454">
            <text:p>98454</text:p>
          </table:table-cell>
          <table:table-cell office:value-type="float" office:value="98137">
            <text:p>98137</text:p>
          </table:table-cell>
          <table:table-cell office:value-type="float" office:value="100004">
            <text:p>100004</text:p>
          </table:table-cell>
          <table:table-cell office:value-type="float" office:value="102374">
            <text:p>102374</text:p>
          </table:table-cell>
          <table:table-cell office:value-type="float" office:value="94812">
            <text:p>94812</text:p>
          </table:table-cell>
          <table:table-cell office:value-type="float" office:value="100647">
            <text:p>100647</text:p>
          </table:table-cell>
          <table:table-cell office:value-type="float" office:value="99153.6">
            <text:p>99153.6</text:p>
          </table:table-cell>
          <table:table-cell office:value-type="float" office:value="31608">
            <text:p>31608</text:p>
          </table:table-cell>
          <table:table-cell office:value-type="float" office:value="45949">
            <text:p>45949</text:p>
          </table:table-cell>
          <table:table-cell office:value-type="float" office:value="34881">
            <text:p>34881</text:p>
          </table:table-cell>
          <table:table-cell office:value-type="float" office:value="29853">
            <text:p>29853</text:p>
          </table:table-cell>
          <table:table-cell office:value-type="float" office:value="32687">
            <text:p>32687</text:p>
          </table:table-cell>
          <table:table-cell office:value-type="float" office:value="30040">
            <text:p>30040</text:p>
          </table:table-cell>
          <table:table-cell office:value-type="float" office:value="49944">
            <text:p>49944</text:p>
          </table:table-cell>
          <table:table-cell office:value-type="float" office:value="55425">
            <text:p>55425</text:p>
          </table:table-cell>
          <table:table-cell office:value-type="float" office:value="39395">
            <text:p>39395</text:p>
          </table:table-cell>
          <table:table-cell office:value-type="float" office:value="22578">
            <text:p>22578</text:p>
          </table:table-cell>
          <table:table-cell office:value-type="float" office:value="37236">
            <text:p>3723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11274">
            <text:p>111274</text:p>
          </table:table-cell>
          <table:table-cell office:value-type="float" office:value="107665">
            <text:p>107665</text:p>
          </table:table-cell>
          <table:table-cell office:value-type="float" office:value="110324">
            <text:p>110324</text:p>
          </table:table-cell>
          <table:table-cell office:value-type="float" office:value="113541">
            <text:p>113541</text:p>
          </table:table-cell>
          <table:table-cell office:value-type="float" office:value="112595">
            <text:p>112595</text:p>
          </table:table-cell>
          <table:table-cell office:value-type="float" office:value="109164">
            <text:p>109164</text:p>
          </table:table-cell>
          <table:table-cell office:value-type="float" office:value="111134">
            <text:p>111134</text:p>
          </table:table-cell>
          <table:table-cell office:value-type="float" office:value="110422">
            <text:p>110422</text:p>
          </table:table-cell>
          <table:table-cell office:value-type="float" office:value="111355">
            <text:p>111355</text:p>
          </table:table-cell>
          <table:table-cell office:value-type="float" office:value="110333">
            <text:p>110333</text:p>
          </table:table-cell>
          <table:table-cell office:value-type="float" office:value="110780.7">
            <text:p>110780.7</text:p>
          </table:table-cell>
          <table:table-cell office:value-type="float" office:value="205047">
            <text:p>205047</text:p>
          </table:table-cell>
          <table:table-cell office:value-type="float" office:value="209042">
            <text:p>209042</text:p>
          </table:table-cell>
          <table:table-cell office:value-type="float" office:value="200778">
            <text:p>200778</text:p>
          </table:table-cell>
          <table:table-cell office:value-type="float" office:value="205628">
            <text:p>205628</text:p>
          </table:table-cell>
          <table:table-cell office:value-type="float" office:value="201260">
            <text:p>201260</text:p>
          </table:table-cell>
          <table:table-cell office:value-type="float" office:value="200107">
            <text:p>200107</text:p>
          </table:table-cell>
          <table:table-cell office:value-type="float" office:value="204574">
            <text:p>204574</text:p>
          </table:table-cell>
          <table:table-cell office:value-type="float" office:value="201779">
            <text:p>201779</text:p>
          </table:table-cell>
          <table:table-cell office:value-type="float" office:value="207017">
            <text:p>207017</text:p>
          </table:table-cell>
          <table:table-cell office:value-type="float" office:value="204555">
            <text:p>204555</text:p>
          </table:table-cell>
          <table:table-cell office:value-type="float" office:value="203978.7">
            <text:p>203978.7</text:p>
          </table:table-cell>
          <table:table-cell office:value-type="float" office:value="111619">
            <text:p>111619</text:p>
          </table:table-cell>
          <table:table-cell office:value-type="float" office:value="112841">
            <text:p>112841</text:p>
          </table:table-cell>
          <table:table-cell office:value-type="float" office:value="107856">
            <text:p>107856</text:p>
          </table:table-cell>
          <table:table-cell office:value-type="float" office:value="114629">
            <text:p>114629</text:p>
          </table:table-cell>
          <table:table-cell office:value-type="float" office:value="112977">
            <text:p>112977</text:p>
          </table:table-cell>
          <table:table-cell office:value-type="float" office:value="112617">
            <text:p>112617</text:p>
          </table:table-cell>
          <table:table-cell office:value-type="float" office:value="107869">
            <text:p>107869</text:p>
          </table:table-cell>
          <table:table-cell office:value-type="float" office:value="115946">
            <text:p>115946</text:p>
          </table:table-cell>
          <table:table-cell office:value-type="float" office:value="111843">
            <text:p>111843</text:p>
          </table:table-cell>
          <table:table-cell office:value-type="float" office:value="111983">
            <text:p>111983</text:p>
          </table:table-cell>
          <table:table-cell office:value-type="float" office:value="112018">
            <text:p>112018</text:p>
          </table:table-cell>
          <table:table-cell office:value-type="float" office:value="52366">
            <text:p>52366</text:p>
          </table:table-cell>
          <table:table-cell office:value-type="float" office:value="37162">
            <text:p>37162</text:p>
          </table:table-cell>
          <table:table-cell office:value-type="float" office:value="41909">
            <text:p>41909</text:p>
          </table:table-cell>
          <table:table-cell office:value-type="float" office:value="38998">
            <text:p>38998</text:p>
          </table:table-cell>
          <table:table-cell office:value-type="float" office:value="40892">
            <text:p>40892</text:p>
          </table:table-cell>
          <table:table-cell office:value-type="float" office:value="69458">
            <text:p>69458</text:p>
          </table:table-cell>
          <table:table-cell office:value-type="float" office:value="41042">
            <text:p>41042</text:p>
          </table:table-cell>
          <table:table-cell office:value-type="float" office:value="45549">
            <text:p>45549</text:p>
          </table:table-cell>
          <table:table-cell office:value-type="float" office:value="42031">
            <text:p>42031</text:p>
          </table:table-cell>
          <table:table-cell office:value-type="float" office:value="43137">
            <text:p>43137</text:p>
          </table:table-cell>
          <table:table-cell office:value-type="float" office:value="45254.4">
            <text:p>45254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3569">
            <text:p>123569</text:p>
          </table:table-cell>
          <table:table-cell office:value-type="float" office:value="125689">
            <text:p>125689</text:p>
          </table:table-cell>
          <table:table-cell office:value-type="float" office:value="121640">
            <text:p>121640</text:p>
          </table:table-cell>
          <table:table-cell office:value-type="float" office:value="118460">
            <text:p>118460</text:p>
          </table:table-cell>
          <table:table-cell office:value-type="float" office:value="120451">
            <text:p>120451</text:p>
          </table:table-cell>
          <table:table-cell office:value-type="float" office:value="124642">
            <text:p>124642</text:p>
          </table:table-cell>
          <table:table-cell office:value-type="float" office:value="125175">
            <text:p>125175</text:p>
          </table:table-cell>
          <table:table-cell office:value-type="float" office:value="128963">
            <text:p>128963</text:p>
          </table:table-cell>
          <table:table-cell office:value-type="float" office:value="121601">
            <text:p>121601</text:p>
          </table:table-cell>
          <table:table-cell office:value-type="float" office:value="119479">
            <text:p>119479</text:p>
          </table:table-cell>
          <table:table-cell office:value-type="float" office:value="122966.9">
            <text:p>122966.9</text:p>
          </table:table-cell>
          <table:table-cell office:value-type="float" office:value="226034">
            <text:p>226034</text:p>
          </table:table-cell>
          <table:table-cell office:value-type="float" office:value="220035">
            <text:p>220035</text:p>
          </table:table-cell>
          <table:table-cell office:value-type="float" office:value="229191">
            <text:p>229191</text:p>
          </table:table-cell>
          <table:table-cell office:value-type="float" office:value="223534">
            <text:p>223534</text:p>
          </table:table-cell>
          <table:table-cell office:value-type="float" office:value="227952">
            <text:p>227952</text:p>
          </table:table-cell>
          <table:table-cell office:value-type="float" office:value="223144">
            <text:p>223144</text:p>
          </table:table-cell>
          <table:table-cell office:value-type="float" office:value="223598">
            <text:p>223598</text:p>
          </table:table-cell>
          <table:table-cell office:value-type="float" office:value="218834">
            <text:p>218834</text:p>
          </table:table-cell>
          <table:table-cell office:value-type="float" office:value="219096">
            <text:p>219096</text:p>
          </table:table-cell>
          <table:table-cell office:value-type="float" office:value="234325">
            <text:p>234325</text:p>
          </table:table-cell>
          <table:table-cell office:value-type="float" office:value="224574.3">
            <text:p>224574.3</text:p>
          </table:table-cell>
          <table:table-cell office:value-type="float" office:value="116332">
            <text:p>116332</text:p>
          </table:table-cell>
          <table:table-cell office:value-type="float" office:value="121963">
            <text:p>121963</text:p>
          </table:table-cell>
          <table:table-cell office:value-type="float" office:value="122006">
            <text:p>122006</text:p>
          </table:table-cell>
          <table:table-cell office:value-type="float" office:value="116918">
            <text:p>116918</text:p>
          </table:table-cell>
          <table:table-cell office:value-type="float" office:value="128289">
            <text:p>128289</text:p>
          </table:table-cell>
          <table:table-cell office:value-type="float" office:value="126057">
            <text:p>126057</text:p>
          </table:table-cell>
          <table:table-cell office:value-type="float" office:value="120980">
            <text:p>120980</text:p>
          </table:table-cell>
          <table:table-cell office:value-type="float" office:value="125881">
            <text:p>125881</text:p>
          </table:table-cell>
          <table:table-cell office:value-type="float" office:value="121818">
            <text:p>121818</text:p>
          </table:table-cell>
          <table:table-cell office:value-type="float" office:value="120416">
            <text:p>120416</text:p>
          </table:table-cell>
          <table:table-cell office:value-type="float" office:value="122066">
            <text:p>122066</text:p>
          </table:table-cell>
          <table:table-cell office:value-type="float" office:value="36895">
            <text:p>36895</text:p>
          </table:table-cell>
          <table:table-cell office:value-type="float" office:value="38824">
            <text:p>38824</text:p>
          </table:table-cell>
          <table:table-cell office:value-type="float" office:value="47175">
            <text:p>47175</text:p>
          </table:table-cell>
          <table:table-cell office:value-type="float" office:value="91652">
            <text:p>91652</text:p>
          </table:table-cell>
          <table:table-cell office:value-type="float" office:value="87015">
            <text:p>87015</text:p>
          </table:table-cell>
          <table:table-cell office:value-type="float" office:value="48870">
            <text:p>48870</text:p>
          </table:table-cell>
          <table:table-cell office:value-type="float" office:value="59166">
            <text:p>59166</text:p>
          </table:table-cell>
          <table:table-cell office:value-type="float" office:value="39084">
            <text:p>39084</text:p>
          </table:table-cell>
          <table:table-cell office:value-type="float" office:value="57255">
            <text:p>57255</text:p>
          </table:table-cell>
          <table:table-cell office:value-type="float" office:value="32004">
            <text:p>32004</text:p>
          </table:table-cell>
          <table:table-cell office:value-type="float" office:value="53794">
            <text:p>53794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AVG</text:p>
          </table:table-cell>
          <table:table-cell office:value-type="string">
            <text:p>Reversed AVG</text:p>
          </table:table-cell>
          <table:table-cell office:value-type="string">
            <text:p>Few Unique AVG</text:p>
          </table:table-cell>
          <table:table-cell office:value-type="string">
            <text:p>Kinda sorted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1.1">
            <text:p>301.1</text:p>
          </table:table-cell>
          <table:table-cell office:value-type="float" office:value="534.2">
            <text:p>534.2</text:p>
          </table:table-cell>
          <table:table-cell office:value-type="float" office:value="287.1">
            <text:p>287.1</text:p>
          </table:table-cell>
          <table:table-cell office:value-type="float" office:value="155.8">
            <text:p>155.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99.9">
            <text:p>1399.9</text:p>
          </table:table-cell>
          <table:table-cell office:value-type="float" office:value="2255.8">
            <text:p>2255.8</text:p>
          </table:table-cell>
          <table:table-cell office:value-type="float" office:value="1183.2">
            <text:p>1183.2</text:p>
          </table:table-cell>
          <table:table-cell office:value-type="float" office:value="525.5">
            <text:p>525.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87.5">
            <text:p>2887.5</text:p>
          </table:table-cell>
          <table:table-cell office:value-type="float" office:value="5466.2">
            <text:p>5466.2</text:p>
          </table:table-cell>
          <table:table-cell office:value-type="float" office:value="2758.4">
            <text:p>2758.4</text:p>
          </table:table-cell>
          <table:table-cell office:value-type="float" office:value="1075.6">
            <text:p>1075.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876">
            <text:p>4876</text:p>
          </table:table-cell>
          <table:table-cell office:value-type="float" office:value="9383.9">
            <text:p>9383.9</text:p>
          </table:table-cell>
          <table:table-cell office:value-type="float" office:value="4874.3">
            <text:p>4874.3</text:p>
          </table:table-cell>
          <table:table-cell office:value-type="float" office:value="1892.8">
            <text:p>1892.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036.8">
            <text:p>8036.8</text:p>
          </table:table-cell>
          <table:table-cell office:value-type="float" office:value="14476.7">
            <text:p>14476.7</text:p>
          </table:table-cell>
          <table:table-cell office:value-type="float" office:value="7779.1">
            <text:p>7779.1</text:p>
          </table:table-cell>
          <table:table-cell office:value-type="float" office:value="2927.5">
            <text:p>2927.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184">
            <text:p>11184</text:p>
          </table:table-cell>
          <table:table-cell office:value-type="float" office:value="20545.4">
            <text:p>20545.4</text:p>
          </table:table-cell>
          <table:table-cell office:value-type="float" office:value="11172.1">
            <text:p>11172.1</text:p>
          </table:table-cell>
          <table:table-cell office:value-type="float" office:value="4913.3">
            <text:p>4913.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864">
            <text:p>14864</text:p>
          </table:table-cell>
          <table:table-cell office:value-type="float" office:value="28247.8">
            <text:p>28247.8</text:p>
          </table:table-cell>
          <table:table-cell office:value-type="float" office:value="15053.4">
            <text:p>15053.4</text:p>
          </table:table-cell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0901.7">
            <text:p>20901.7</text:p>
          </table:table-cell>
          <table:table-cell office:value-type="float" office:value="36366.7">
            <text:p>36366.7</text:p>
          </table:table-cell>
          <table:table-cell office:value-type="float" office:value="19538.1">
            <text:p>19538.1</text:p>
          </table:table-cell>
          <table:table-cell office:value-type="float" office:value="9894.3">
            <text:p>9894.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4618.6">
            <text:p>24618.6</text:p>
          </table:table-cell>
          <table:table-cell office:value-type="float" office:value="46420.3">
            <text:p>46420.3</text:p>
          </table:table-cell>
          <table:table-cell office:value-type="float" office:value="24806.2">
            <text:p>24806.2</text:p>
          </table:table-cell>
          <table:table-cell office:value-type="float" office:value="11467.4">
            <text:p>11467.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1549.7">
            <text:p>31549.7</text:p>
          </table:table-cell>
          <table:table-cell office:value-type="float" office:value="56053.1">
            <text:p>56053.1</text:p>
          </table:table-cell>
          <table:table-cell office:value-type="float" office:value="29162.9">
            <text:p>29162.9</text:p>
          </table:table-cell>
          <table:table-cell office:value-type="float" office:value="14334.8">
            <text:p>14334.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7061.3">
            <text:p>37061.3</text:p>
          </table:table-cell>
          <table:table-cell office:value-type="float" office:value="68311.2">
            <text:p>68311.2</text:p>
          </table:table-cell>
          <table:table-cell office:value-type="float" office:value="36355.8">
            <text:p>36355.8</text:p>
          </table:table-cell>
          <table:table-cell office:value-type="float" office:value="15879.2">
            <text:p>15879.2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5336.6">
            <text:p>45336.6</text:p>
          </table:table-cell>
          <table:table-cell office:value-type="float" office:value="80040.8">
            <text:p>80040.8</text:p>
          </table:table-cell>
          <table:table-cell office:value-type="float" office:value="44862.5">
            <text:p>44862.5</text:p>
          </table:table-cell>
          <table:table-cell office:value-type="float" office:value="20299.2">
            <text:p>20299.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52192.4">
            <text:p>52192.4</text:p>
          </table:table-cell>
          <table:table-cell office:value-type="float" office:value="94044.7">
            <text:p>94044.7</text:p>
          </table:table-cell>
          <table:table-cell office:value-type="float" office:value="51446.9">
            <text:p>51446.9</text:p>
          </table:table-cell>
          <table:table-cell office:value-type="float" office:value="24476">
            <text:p>2447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0073">
            <text:p>60073</text:p>
          </table:table-cell>
          <table:table-cell office:value-type="float" office:value="109449.9">
            <text:p>109449.9</text:p>
          </table:table-cell>
          <table:table-cell office:value-type="float" office:value="60803">
            <text:p>60803</text:p>
          </table:table-cell>
          <table:table-cell office:value-type="float" office:value="30486.8">
            <text:p>30486.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71112.9">
            <text:p>71112.9</text:p>
          </table:table-cell>
          <table:table-cell office:value-type="float" office:value="127988.1">
            <text:p>127988.1</text:p>
          </table:table-cell>
          <table:table-cell office:value-type="float" office:value="69708.8">
            <text:p>69708.8</text:p>
          </table:table-cell>
          <table:table-cell office:value-type="float" office:value="31084.6">
            <text:p>31084.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2304.7">
            <text:p>82304.7</text:p>
          </table:table-cell>
          <table:table-cell office:value-type="float" office:value="151677.7">
            <text:p>151677.7</text:p>
          </table:table-cell>
          <table:table-cell office:value-type="float" office:value="78813.2">
            <text:p>78813.2</text:p>
          </table:table-cell>
          <table:table-cell office:value-type="float" office:value="36282.8">
            <text:p>36282.8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90937.6">
            <text:p>90937.6</text:p>
          </table:table-cell>
          <table:table-cell office:value-type="float" office:value="165781.7">
            <text:p>165781.7</text:p>
          </table:table-cell>
          <table:table-cell office:value-type="float" office:value="90673.6">
            <text:p>90673.6</text:p>
          </table:table-cell>
          <table:table-cell office:value-type="float" office:value="37007.2">
            <text:p>37007.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02368.3">
            <text:p>102368.3</text:p>
          </table:table-cell>
          <table:table-cell office:value-type="float" office:value="183905.5">
            <text:p>183905.5</text:p>
          </table:table-cell>
          <table:table-cell office:value-type="float" office:value="99153.6">
            <text:p>99153.6</text:p>
          </table:table-cell>
          <table:table-cell office:value-type="float" office:value="37236">
            <text:p>3723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10780.7">
            <text:p>110780.7</text:p>
          </table:table-cell>
          <table:table-cell office:value-type="float" office:value="203978.7">
            <text:p>203978.7</text:p>
          </table:table-cell>
          <table:table-cell office:value-type="float" office:value="112018">
            <text:p>112018</text:p>
          </table:table-cell>
          <table:table-cell office:value-type="float" office:value="45254.4">
            <text:p>45254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2966.9">
            <text:p>122966.9</text:p>
          </table:table-cell>
          <table:table-cell office:value-type="float" office:value="224574.3">
            <text:p>224574.3</text:p>
          </table:table-cell>
          <table:table-cell office:value-type="float" office:value="122066">
            <text:p>122066</text:p>
          </table:table-cell>
          <table:table-cell office:value-type="float" office:value="53794">
            <text:p>53794</text:p>
          </table:table-cell>
        </table:table-row>
        <table:table-row table:style-name="ro1">
          <table:table-cell>
            <draw:frame table:end-cell-address="'Averages + Graph'.L56" table:end-x="0.3055in" table:end-y="0.0803in" draw:z-index="0" draw:style-name="gr1" draw:text-style-name="P1" svg:width="10.5547in" svg:height="5.4748in" svg:x="0.0524in" svg:y="0.063in">
              <draw:object draw:notify-on-update-of-ranges="'Averages + Graph'.A1:'Averages + Graph'.A1 'Averages + Graph'.A2:'Averages + Graph'.A21 'Averages + Graph'.B1:'Averages + Graph'.B1 'Averages + Graph'.B2:'Averages + Graph'.B21 'Averages + Graph'.A1:'Averages + Graph'.A1 'Averages + Graph'.A2:'Averages + Graph'.A21 'Averages + Graph'.C1:'Averages + Graph'.C1 'Averages + Graph'.C2:'Averages + Graph'.C21 'Averages + Graph'.A1:'Averages + Graph'.A1 'Averages + Graph'.A2:'Averages + Graph'.A21 'Averages + Graph'.D1:'Averages + Graph'.D1 'Averages + Graph'.D2:'Averages + Graph'.D21 'Averages + Graph'.A1:'Averages + Graph'.A1 'Averages + Graph'.A2:'Averages + Graph'.A21 'Averages + Graph'.E1:'Averages + Graph'.E1 'Averages + Graph'.E2:'Averages + Graph'.E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12/17/2018</text:date>, <text:time>22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22:43:04</dc:date>
    <dc:creator>Alessandro Vinciguerra</dc:creator>
    <meta:generator>OpenOffice/4.1.6$Unix OpenOffice.org_project/416m1$Build-9790</meta:generator>
    <meta:editing-duration>PT5M25S</meta:editing-duration>
    <meta:editing-cycles>1</meta:editing-cycles>
    <meta:document-statistic meta:table-count="2" meta:cell-count="10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1cm" svg:height="13.907cm" xlink:href=".." xlink:type="simple" chart:class="chart:scatter" chart:style-name="ch1">
        <chart:title svg:x="6.27cm" svg:y="0.413cm" chart:style-name="ch2">
          <text:p>Runtime Comparison: Cocktail Shaker Sort with different kinds of lists</text:p>
        </chart:title>
        <chart:subtitle svg:x="7.364cm" svg:y="1.48cm" chart:style-name="ch3">
          <text:p>10 Trials, x86 64 bit Intel i7 processor, macOS 10.13.6, Darwin kernel</text:p>
        </chart:subtitle>
        <chart:legend chart:legend-position="end" svg:x="22.636cm" svg:y="5.943cm" style:legend-expansion="high" chart:style-name="ch4"/>
        <chart:plot-area chart:style-name="ch5" table:cell-range-address="'Averages + Graph'.A1:'Averages + Graph'.E21" chart:data-source-has-labels="row" svg:x="1.534cm" svg:y="2.715cm" svg:width="20.03cm" svg:height="9.946cm">
          <chartooo:coordinate-region svg:x="2.966cm" svg:y="2.906cm" svg:width="18.206cm" svg:height="9.126cm"/>
          <chart:axis chart:dimension="x" chart:name="primary-x" chart:style-name="ch6">
            <chart:title svg:x="10.634cm" svg:y="12.94cm" chart:style-name="ch7">
              <text:p>Array length</text:p>
            </chart:title>
          </chart:axis>
          <chart:axis chart:dimension="y" chart:name="primary-y" chart:style-name="ch6">
            <chart:title svg:x="0.451cm" svg:y="8.659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21" chart:label-cell-address="'Averages + Graph'.B1:'Averages + Graph'.B1" chart:class="chart:scatter">
            <chart:domain table:cell-range-address="'Averages + Graph'.A2:'Averages + Graph'.A21"/>
            <chart:data-point chart:repeated="20"/>
          </chart:series>
          <chart:series chart:style-name="ch11" chart:values-cell-range-address="'Averages + Graph'.C2:'Averages + Graph'.C21" chart:label-cell-address="'Averages + Graph'.C1:'Averages + Graph'.C1" chart:class="chart:scatter">
            <chart:data-point chart:repeated="20"/>
          </chart:series>
          <chart:series chart:style-name="ch12" chart:values-cell-range-address="'Averages + Graph'.D2:'Averages + Graph'.D21" chart:label-cell-address="'Averages + Graph'.D1:'Averages + Graph'.D1" chart:class="chart:scatter">
            <chart:data-point chart:repeated="20"/>
          </chart:series>
          <chart:series chart:style-name="ch13" chart:values-cell-range-address="'Averages + Graph'.E2:'Averages + Graph'.E21" chart:label-cell-address="'Averages + Graph'.E1:'Averages + Graph'.E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 AVG</text:p>
                <draw:g>
                  <svg:desc>'Averages + Graph'.B1:'Averages + Graph'.B1</svg:desc>
                </draw:g>
              </table:table-cell>
              <table:table-cell office:value-type="string">
                <text:p>Reversed AVG</text:p>
                <draw:g>
                  <svg:desc>'Averages + Graph'.C1:'Averages + Graph'.C1</svg:desc>
                </draw:g>
              </table:table-cell>
              <table:table-cell office:value-type="string">
                <text:p>Few Unique AVG</text:p>
                <draw:g>
                  <svg:desc>'Averages + Graph'.D1:'Averages + Graph'.D1</svg:desc>
                </draw:g>
              </table:table-cell>
              <table:table-cell office:value-type="string">
                <text:p>Kinda sorted AVG</text:p>
                <draw:g>
                  <svg:desc>'Averages + Graph'.E1:'Averages + Grap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21</svg:desc>
                </draw:g>
              </table:table-cell>
              <table:table-cell office:value-type="float" office:value="301.1">
                <text:p>301.1</text:p>
                <draw:g>
                  <svg:desc>'Averages + Graph'.B2:'Averages + Graph'.B21</svg:desc>
                </draw:g>
              </table:table-cell>
              <table:table-cell office:value-type="float" office:value="534.2">
                <text:p>534.2</text:p>
                <draw:g>
                  <svg:desc>'Averages + Graph'.C2:'Averages + Graph'.C21</svg:desc>
                </draw:g>
              </table:table-cell>
              <table:table-cell office:value-type="float" office:value="287.1">
                <text:p>287.1</text:p>
                <draw:g>
                  <svg:desc>'Averages + Graph'.D2:'Averages + Graph'.D21</svg:desc>
                </draw:g>
              </table:table-cell>
              <table:table-cell office:value-type="float" office:value="155.8">
                <text:p>155.8</text:p>
                <draw:g>
                  <svg:desc>'Averages + Graph'.E2:'Averages + Graph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399.9">
                <text:p>1399.9</text:p>
              </table:table-cell>
              <table:table-cell office:value-type="float" office:value="2255.8">
                <text:p>2255.8</text:p>
              </table:table-cell>
              <table:table-cell office:value-type="float" office:value="1183.2">
                <text:p>1183.2</text:p>
              </table:table-cell>
              <table:table-cell office:value-type="float" office:value="525.5">
                <text:p>52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887.5">
                <text:p>2887.5</text:p>
              </table:table-cell>
              <table:table-cell office:value-type="float" office:value="5466.2">
                <text:p>5466.2</text:p>
              </table:table-cell>
              <table:table-cell office:value-type="float" office:value="2758.4">
                <text:p>2758.4</text:p>
              </table:table-cell>
              <table:table-cell office:value-type="float" office:value="1075.6">
                <text:p>107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876">
                <text:p>4876</text:p>
              </table:table-cell>
              <table:table-cell office:value-type="float" office:value="9383.9">
                <text:p>9383.9</text:p>
              </table:table-cell>
              <table:table-cell office:value-type="float" office:value="4874.3">
                <text:p>4874.3</text:p>
              </table:table-cell>
              <table:table-cell office:value-type="float" office:value="1892.8">
                <text:p>189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036.8">
                <text:p>8036.8</text:p>
              </table:table-cell>
              <table:table-cell office:value-type="float" office:value="14476.7">
                <text:p>14476.7</text:p>
              </table:table-cell>
              <table:table-cell office:value-type="float" office:value="7779.1">
                <text:p>7779.1</text:p>
              </table:table-cell>
              <table:table-cell office:value-type="float" office:value="2927.5">
                <text:p>292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1184">
                <text:p>11184</text:p>
              </table:table-cell>
              <table:table-cell office:value-type="float" office:value="20545.4">
                <text:p>20545.4</text:p>
              </table:table-cell>
              <table:table-cell office:value-type="float" office:value="11172.1">
                <text:p>11172.1</text:p>
              </table:table-cell>
              <table:table-cell office:value-type="float" office:value="4913.3">
                <text:p>491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4864">
                <text:p>14864</text:p>
              </table:table-cell>
              <table:table-cell office:value-type="float" office:value="28247.8">
                <text:p>28247.8</text:p>
              </table:table-cell>
              <table:table-cell office:value-type="float" office:value="15053.4">
                <text:p>15053.4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901.7">
                <text:p>20901.7</text:p>
              </table:table-cell>
              <table:table-cell office:value-type="float" office:value="36366.7">
                <text:p>36366.7</text:p>
              </table:table-cell>
              <table:table-cell office:value-type="float" office:value="19538.1">
                <text:p>19538.1</text:p>
              </table:table-cell>
              <table:table-cell office:value-type="float" office:value="9894.3">
                <text:p>989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618.6">
                <text:p>24618.6</text:p>
              </table:table-cell>
              <table:table-cell office:value-type="float" office:value="46420.3">
                <text:p>46420.3</text:p>
              </table:table-cell>
              <table:table-cell office:value-type="float" office:value="24806.2">
                <text:p>24806.2</text:p>
              </table:table-cell>
              <table:table-cell office:value-type="float" office:value="11467.4">
                <text:p>1146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1549.7">
                <text:p>31549.7</text:p>
              </table:table-cell>
              <table:table-cell office:value-type="float" office:value="56053.1">
                <text:p>56053.1</text:p>
              </table:table-cell>
              <table:table-cell office:value-type="float" office:value="29162.9">
                <text:p>29162.9</text:p>
              </table:table-cell>
              <table:table-cell office:value-type="float" office:value="14334.8">
                <text:p>1433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7061.3">
                <text:p>37061.3</text:p>
              </table:table-cell>
              <table:table-cell office:value-type="float" office:value="68311.2">
                <text:p>68311.2</text:p>
              </table:table-cell>
              <table:table-cell office:value-type="float" office:value="36355.8">
                <text:p>36355.8</text:p>
              </table:table-cell>
              <table:table-cell office:value-type="float" office:value="15879.2">
                <text:p>158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5336.6">
                <text:p>45336.6</text:p>
              </table:table-cell>
              <table:table-cell office:value-type="float" office:value="80040.8">
                <text:p>80040.8</text:p>
              </table:table-cell>
              <table:table-cell office:value-type="float" office:value="44862.5">
                <text:p>44862.5</text:p>
              </table:table-cell>
              <table:table-cell office:value-type="float" office:value="20299.2">
                <text:p>2029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52192.4">
                <text:p>52192.4</text:p>
              </table:table-cell>
              <table:table-cell office:value-type="float" office:value="94044.7">
                <text:p>94044.7</text:p>
              </table:table-cell>
              <table:table-cell office:value-type="float" office:value="51446.9">
                <text:p>51446.9</text:p>
              </table:table-cell>
              <table:table-cell office:value-type="float" office:value="24476">
                <text:p>24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0073">
                <text:p>60073</text:p>
              </table:table-cell>
              <table:table-cell office:value-type="float" office:value="109449.9">
                <text:p>109449.9</text:p>
              </table:table-cell>
              <table:table-cell office:value-type="float" office:value="60803">
                <text:p>60803</text:p>
              </table:table-cell>
              <table:table-cell office:value-type="float" office:value="30486.8">
                <text:p>3048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1112.9">
                <text:p>71112.9</text:p>
              </table:table-cell>
              <table:table-cell office:value-type="float" office:value="127988.1">
                <text:p>127988.1</text:p>
              </table:table-cell>
              <table:table-cell office:value-type="float" office:value="69708.8">
                <text:p>69708.8</text:p>
              </table:table-cell>
              <table:table-cell office:value-type="float" office:value="31084.6">
                <text:p>3108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82304.7">
                <text:p>82304.7</text:p>
              </table:table-cell>
              <table:table-cell office:value-type="float" office:value="151677.7">
                <text:p>151677.7</text:p>
              </table:table-cell>
              <table:table-cell office:value-type="float" office:value="78813.2">
                <text:p>78813.2</text:p>
              </table:table-cell>
              <table:table-cell office:value-type="float" office:value="36282.8">
                <text:p>3628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90937.6">
                <text:p>90937.6</text:p>
              </table:table-cell>
              <table:table-cell office:value-type="float" office:value="165781.7">
                <text:p>165781.7</text:p>
              </table:table-cell>
              <table:table-cell office:value-type="float" office:value="90673.6">
                <text:p>90673.6</text:p>
              </table:table-cell>
              <table:table-cell office:value-type="float" office:value="37007.2">
                <text:p>3700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02368.3">
                <text:p>102368.3</text:p>
              </table:table-cell>
              <table:table-cell office:value-type="float" office:value="183905.5">
                <text:p>183905.5</text:p>
              </table:table-cell>
              <table:table-cell office:value-type="float" office:value="99153.6">
                <text:p>99153.6</text:p>
              </table:table-cell>
              <table:table-cell office:value-type="float" office:value="37236">
                <text:p>37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10780.7">
                <text:p>110780.7</text:p>
              </table:table-cell>
              <table:table-cell office:value-type="float" office:value="203978.7">
                <text:p>203978.7</text:p>
              </table:table-cell>
              <table:table-cell office:value-type="float" office:value="112018">
                <text:p>112018</text:p>
              </table:table-cell>
              <table:table-cell office:value-type="float" office:value="45254.4">
                <text:p>4525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22966.9">
                <text:p>122966.9</text:p>
              </table:table-cell>
              <table:table-cell office:value-type="float" office:value="224574.3">
                <text:p>224574.3</text:p>
              </table:table-cell>
              <table:table-cell office:value-type="float" office:value="122066">
                <text:p>122066</text:p>
              </table:table-cell>
              <table:table-cell office:value-type="float" office:value="53794">
                <text:p>53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